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aca65"/>
    </style:style>
    <style:style style:name="P3" style:family="paragraph" style:parent-style-name="Standard">
      <style:text-properties officeooo:paragraph-rsid="000aca65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aca65" officeooo:paragraph-rsid="000aca65"/>
    </style:style>
    <style:style style:name="P5" style:family="paragraph" style:parent-style-name="Standard">
      <style:text-properties officeooo:rsid="000aca65" officeooo:paragraph-rsid="000aca65"/>
    </style:style>
    <style:style style:name="T1" style:family="text">
      <style:text-properties fo:color="#bcbec4" loext:opacity="100%" style:font-name="Inter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Inter" fo:font-size="10pt" fo:font-style="normal" fo:font-weight="normal" officeooo:rsid="000aca65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officeooo:rsid="000aca65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style:font-name="JetBrains Mono" fo:font-size="10pt" fo:font-style="normal" fo:font-weight="normal" officeooo:rsid="000aca65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DejaVu Sa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aca65"/>
    </style:style>
    <style:style style:name="T15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###</text:span><text:span text:style-name="T1">main.py</text:span></text:p>
      <text:p text:style-name="P1"><text:span text:style-name="T5">import </text:span><text:span text:style-name="T3">re</text:span><text:line-break/><text:span text:style-name="T5">from </text:span><text:span text:style-name="T3">models </text:span><text:span text:style-name="T5">import </text:span><text:span text:style-name="T3">UserState, UserContext</text:span><text:line-break/><text:span text:style-name="T5">from </text:span><text:span text:style-name="T3">bot.prompts </text:span><text:span text:style-name="T5">import </text:span><text:span text:style-name="T3">get_prompt, SPECIAL_PROMPTS</text:span><text:line-break/><text:span text:style-name="T5">from </text:span><text:span text:style-name="T3">bot.messages </text:span><text:span text:style-name="T5">import </text:span><text:span text:style-name="T3">get_style_examples, get_upsell_technique_message</text:span><text:line-break/><text:span text:style-name="T5">from </text:span><text:span text:style-name="T3">bot.ai_client </text:span><text:span text:style-name="T5">import </text:span><text:span text:style-name="T3">ai_client</text:span><text:line-break/><text:line-break/><text:line-break/><text:span text:style-name="T5">async def </text:span><text:span text:style-name="T6">handle_initial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9"># Извлекаем имя пользователя из сообщения (если есть)</text:span><text:line-break/><text:span text:style-name="T9"> <text:s text:c="3"/></text:span><text:span text:style-name="T3">user_name = extract_name(message)</text:span><text:line-break/><text:span text:style-name="T3"> <text:s text:c="3"/>update_context = {</text:span><text:span text:style-name="T11">"user_name"</text:span><text:span text:style-name="T3">: user_name} </text:span><text:span text:style-name="T5">if </text:span><text:span text:style-name="T3">user_name </text:span><text:span text:style-name="T5">else </text:span><text:span text:style-name="T3">{}</text:span><text:line-break/><text:line-break/><text:span text:style-name="T3"> <text:s text:c="3"/>prompt = get_prompt(</text:span><text:span text:style-name="T11">"initial"</text:span><text:span text:style-name="T3">, context)</text:span><text:line-break/><text:line-break/><text:span text:style-name="T3"> <text:s text:c="3"/></text:span><text:span text:style-name="T5">return </text:span><text:span text:style-name="T3">{</text:span><text:line-break/><text:span text:style-name="T3"> <text:s text:c="7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7"/></text:span><text:span text:style-name="T11">"new_state"</text:span><text:span text:style-name="T3">: UserState.GREETING_SENT,</text:span><text:line-break/><text:span text:style-name="T3"> <text:s text:c="7"/></text:span><text:span text:style-name="T11">"context_update"</text:span><text:span text:style-name="T3">: update_context</text:span><text:line-break/><text:span text:style-name="T3"> <text:s text:c="3"/>}</text:span><text:line-break/><text:line-break/><text:line-break/><text:span text:style-name="T5">async def </text:span><text:span text:style-name="T6">handle_greeting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9"># Проверяем, прислал ли пользователь фото или ответил на вопрос</text:span><text:line-break/><text:span text:style-name="T9"> <text:s text:c="3"/></text:span><text:span text:style-name="T5">if </text:span><text:span text:style-name="T3">has_photo_indication(message):</text:span><text:line-break/><text:span text:style-name="T3"> <text:s text:c="7"/>prompt = get_prompt(</text:span><text:span text:style-name="T11">"photo_receiv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HOTO_RECEIVED,</text:span><text:line-break/><text:span text:style-name="T3"> <text:s text:c="11"/></text:span><text:span text:style-name="T11">"context_update"</text:span><text:span text:style-name="T3">: {</text:span><text:span text:style-name="T11">"photo_received"</text:span><text:span text:style-name="T3">: </text:span><text:span text:style-name="T5">True</text:span><text:span text:style-name="T3">}</text:span><text:line-break/><text:span text:style-name="T3"> <text:s text:c="7"/>}</text:span><text:line-break/><text:span text:style-name="T3"> <text:s text:c="3"/></text:span><text:span text:style-name="T5">elif </text:span><text:span text:style-name="T3">is_price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price_question"</text:span><text:span text:style-name="T3">]}],</text:span><text:line-break/><text:span text:style-name="T3"> <text:s text:c="11"/></text:span><text:span text:style-name="T11">"new_state"</text:span><text:span text:style-name="T3">: UserState.GREETING_SENT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if </text:span><text:span text:style-name="T3">is_location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location_question"</text:span><text:span text:style-name="T3">]}],</text:span><text:line-break/><text:span text:style-name="T3"> <text:s text:c="11"/></text:span><text:span text:style-name="T11">"new_state"</text:span><text:span text:style-name="T3">: UserState.GREETING_SENT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greeting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GREETING_SENT</text:span><text:line-break/><text:span text:style-name="T3"> <text:s text:c="7"/>}</text:span><text:line-break/><text:line-break/><text:line-break/><text:span text:style-name="T5">async def </text:span><text:span text:style-name="T6">handle_photo_received</text:span><text:span text:style-name="T3">(</text:span><text:span text:style-name="T7">user_id: str</text:span><text:span text:style-name="T3">, </text:span><text:span text:style-name="T7">context: UserContext</text:span><text:span text:style-name="T3">, </text:span><text:span text:style-name="T7">message: str</text:span><text:span text:style-name="T3">) -&gt; </text:span><text:span text:style-name="T8">dict</text:span><text:span text:style-name="T3">:</text:span><text:line-break/><text:span text:style-name="T3"> <text:s text:c="3"/></text:span><text:span text:style-name="T9"># После подтверждения получения фото показываем примеры стилей</text:span><text:line-break/><text:span text:style-name="T9"> <text:s text:c="3"/></text:span><text:span text:style-name="T5">return </text:span><text:span text:style-name="T3">{</text:span><text:line-break/><text:span text:style-name="T3"> <text:s text:c="7"/></text:span><text:span text:style-name="T11">"messages"</text:span><text:span text:style-name="T3">: get_style_examples(),</text:span><text:line-break/><text:span text:style-name="T3"> <text:s text:c="7"/></text:span><text:span text:style-name="T11">"new_state"</text:span><text:span text:style-name="T3">: UserState.STYLE_EXAMPLES_SENT,</text:span><text:line-break/><text:span text:style-name="T3"> <text:s text:c="7"/></text:span><text:span text:style-name="T11">"context_update"</text:span><text:span text:style-name="T3">: {}</text:span><text:line-break/><text:span text:style-name="T3"> <text:s text:c="3"/>}</text:span><text:line-break/><text:line-break/><text:line-break/><text:soft-page-break/><text:span text:style-name="T5">async def </text:span><text:span text:style-name="T6">handle_style_examples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selected_style = extract_style_from_message(message)</text:span><text:line-break/><text:span text:style-name="T3"> <text:s text:c="3"/></text:span><text:span text:style-name="T5">if </text:span><text:span text:style-name="T3">selected_style:</text:span><text:line-break/><text:span text:style-name="T3"> <text:s text:c="7"/>prompt = get_prompt(</text:span><text:span text:style-name="T11">"style_select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CITY_DATE_ASKED,</text:span><text:line-break/><text:span text:style-name="T3"> <text:s text:c="11"/></text:span><text:span text:style-name="T11">"context_update"</text:span><text:span text:style-name="T3">: {</text:span><text:span text:style-name="T11">"selected_style"</text:span><text:span text:style-name="T3">: selected_style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style_examples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STYLE_EXAMPLES_SENT</text:span><text:line-break/><text:span text:style-name="T3"> <text:s text:c="7"/>}</text:span><text:line-break/><text:line-break/><text:line-break/><text:span text:style-name="T5">async def </text:span><text:span text:style-name="T6">handle_city_date_asked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city, date = extract_city_and_date(message)</text:span><text:line-break/><text:span text:style-name="T3"> <text:s text:c="3"/></text:span><text:span text:style-name="T5">if </text:span><text:span text:style-name="T3">city </text:span><text:span text:style-name="T5">and </text:span><text:span text:style-name="T3">date:</text:span><text:line-break/><text:span text:style-name="T3"> <text:s text:c="7"/>prompt = get_prompt(</text:span><text:span text:style-name="T11">"city_date_ask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CALCULATION_SENT,</text:span><text:line-break/><text:span text:style-name="T3"> <text:s text:c="11"/></text:span><text:span text:style-name="T11">"context_update"</text:span><text:span text:style-name="T3">: {</text:span><text:span text:style-name="T11">"city"</text:span><text:span text:style-name="T3">: city, </text:span><text:span text:style-name="T11">"deadline"</text:span><text:span text:style-name="T3">: date}</text:span><text:line-break/><text:span text:style-name="T3"> <text:s text:c="7"/>}</text:span><text:line-break/><text:span text:style-name="T3"> <text:s text:c="3"/></text:span><text:span text:style-name="T5">elif </text:span><text:span text:style-name="T3">is_urgency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urgency_question"</text:span><text:span text:style-name="T3">]}],</text:span><text:line-break/><text:span text:style-name="T3"> <text:s text:c="11"/></text:span><text:span text:style-name="T11">"new_state"</text:span><text:span text:style-name="T3">: UserState.CITY_DATE_ASKED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line-break/><text:span text:style-name="T3"> <text:s text:c="15"/></text:span><text:span text:style-name="T11">"type"</text:span><text:span text:style-name="T3">: </text:span><text:span text:style-name="T11">"text"</text:span><text:span text:style-name="T3">,</text:span><text:line-break/><text:span text:style-name="T3"> <text:s text:c="15"/></text:span><text:span text:style-name="T11">"content"</text:span><text:span text:style-name="T3">: </text:span><text:span text:style-name="T11">"Пожалуйста, укажите город и дату, например: 'Москва, к 25 декабря'"</text:span><text:line-break/><text:span text:style-name="T11"> <text:s text:c="11"/></text:span><text:span text:style-name="T3">}],</text:span><text:line-break/><text:span text:style-name="T3"> <text:s text:c="11"/></text:span><text:span text:style-name="T11">"new_state"</text:span><text:span text:style-name="T3">: UserState.CITY_DATE_ASKED</text:span><text:line-break/><text:span text:style-name="T3"> <text:s text:c="7"/>}</text:span><text:line-break/><text:line-break/><text:line-break/><text:span text:style-name="T5">async def </text:span><text:span text:style-name="T6">handle_calculation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selected_size = extract_size_from_message(message)</text:span><text:line-break/><text:span text:style-name="T3"> <text:s text:c="3"/></text:span><text:span text:style-name="T5">if </text:span><text:span text:style-name="T3">selected_size:</text:span><text:line-break/><text:span text:style-name="T3"> <text:s text:c="7"/>prompt = get_prompt(</text:span><text:span text:style-name="T11">"calculation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AYMENT_DETAILS_SENT,</text:span><text:line-break/><text:span text:style-name="T3"> <text:s text:c="11"/></text:span><text:span text:style-name="T11">"context_update"</text:span><text:span text:style-name="T3">: {</text:span><text:span text:style-name="T11">"selected_size"</text:span><text:span text:style-name="T3">: selected_size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calculation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CALCULATION_SENT</text:span><text:line-break/><text:span text:style-name="T3"> <text:s text:c="7"/>}</text:span><text:line-break/><text:line-break/><text:line-break/><text:span text:style-name="T5">async def </text:span><text:span text:style-name="T6">handle_payment_details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oft-page-break/><text:span text:style-name="T8">dict</text:span><text:span text:style-name="T3">:</text:span><text:line-break/><text:span text:style-name="T3"> <text:s text:c="3"/></text:span><text:span text:style-name="T5">if </text:span><text:span text:style-name="T3">has_payment_confirmation(message):</text:span><text:line-break/><text:span text:style-name="T3"> <text:s text:c="7"/>prompt = get_prompt(</text:span><text:span text:style-name="T11">"upsell_technique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UPSELL_TECHNIQUE,</text:span><text:line-break/><text:span text:style-name="T3"> <text:s text:c="11"/></text:span><text:span text:style-name="T11">"context_update"</text:span><text:span text:style-name="T3">: {</text:span><text:span text:style-name="T11">"payment_made"</text:span><text:span text:style-name="T3">: </text:span><text:span text:style-name="T5">True</text:span><text:span text:style-name="T3">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payment_details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AYMENT_DETAILS_SENT</text:span><text:line-break/><text:span text:style-name="T3"> <text:s text:c="7"/>}</text:span><text:line-break/><text:line-break/><text:line-break/><text:span text:style-name="T9"># Дополнительные функции для определения типа сообщения</text:span><text:line-break/><text:span text:style-name="T5">def </text:span><text:span text:style-name="T6">is_price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rice_keywords = [</text:span><text:span text:style-name="T11">"сколько стоит"</text:span><text:span text:style-name="T3">, </text:span><text:span text:style-name="T11">"цена"</text:span><text:span text:style-name="T3">, </text:span><text:span text:style-name="T11">"стоимость"</text:span><text:span text:style-name="T3">, </text:span><text:span text:style-name="T11">"ценник"</text:span><text:span text:style-name="T3">, </text:span><text:span text:style-name="T11">"прайс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rice_keywords)</text:span><text:line-break/><text:line-break/><text:line-break/><text:span text:style-name="T5">def </text:span><text:span text:style-name="T6">is_location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location_keywords = [</text:span><text:span text:style-name="T11">"где находитесь"</text:span><text:span text:style-name="T3">, </text:span><text:span text:style-name="T11">"адрес"</text:span><text:span text:style-name="T3">, </text:span><text:span text:style-name="T11">"локация"</text:span><text:span text:style-name="T3">, </text:span><text:span text:style-name="T11">"магазин"</text:span><text:span text:style-name="T3">, </text:span><text:span text:style-name="T11">"офис"</text:span><text:span text:style-name="T3">, </text:span><text:span text:style-name="T11">"салон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location_keywords)</text:span><text:line-break/><text:line-break/><text:line-break/><text:span text:style-name="T5">def </text:span><text:span text:style-name="T6">is_urgency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urgency_keywords = [</text:span><text:span text:style-name="T11">"срочно"</text:span><text:span text:style-name="T3">, </text:span><text:span text:style-name="T11">"быстро"</text:span><text:span text:style-name="T3">, </text:span><text:span text:style-name="T11">"когда будет готов"</text:span><text:span text:style-name="T3">, </text:span><text:span text:style-name="T11">"сроки"</text:span><text:span text:style-name="T3">, </text:span><text:span text:style-name="T11">"успеете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urgency_keywords)</text:span><text:line-break/><text:line-break/><text:line-break/><text:span text:style-name="T9"># Остальные вспомогательные функции остаются без изменений</text:span><text:line-break/><text:span text:style-name="T5">def </text:span><text:span text:style-name="T6">extract_nam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patterns = [</text:span><text:span text:style-name="T11">r"меня зовут (\w+)"</text:span><text:span text:style-name="T3">, </text:span><text:span text:style-name="T11">r"я (\w+)"</text:span><text:span text:style-name="T3">, </text:span><text:span text:style-name="T11">r"это (\w+)"</text:span><text:span text:style-name="T3">]</text:span><text:line-break/><text:span text:style-name="T3"> <text:s text:c="3"/></text:span><text:span text:style-name="T5">for </text:span><text:span text:style-name="T3">pattern </text:span><text:span text:style-name="T5">in </text:span><text:span text:style-name="T3">patterns:</text:span><text:line-break/><text:span text:style-name="T3"> <text:s text:c="7"/>match = re.search(pattern, message, re.IGNORECASE)</text:span><text:line-break/><text:span text:style-name="T3"> <text:s text:c="7"/></text:span><text:span text:style-name="T5">if </text:span><text:span text:style-name="T3">match:</text:span><text:line-break/><text:span text:style-name="T3"> <text:s text:c="11"/></text:span><text:span text:style-name="T5">return </text:span><text:span text:style-name="T3">match.group(</text:span><text:span text:style-name="T13">1</text:span><text:span text:style-name="T3">)</text:span><text:line-break/><text:span text:style-name="T3"> <text:s text:c="3"/></text:span><text:span text:style-name="T5">return None</text:span><text:line-break/><text:line-break/><text:line-break/><text:span text:style-name="T5">def </text:span><text:span text:style-name="T6">has_photo_indica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hoto_keywords = [</text:span><text:span text:style-name="T11">"фото"</text:span><text:span text:style-name="T3">, </text:span><text:span text:style-name="T11">"photо"</text:span><text:span text:style-name="T3">, </text:span><text:span text:style-name="T11">"image"</text:span><text:span text:style-name="T3">, </text:span><text:span text:style-name="T11">"picture"</text:span><text:span text:style-name="T3">, </text:span><text:span text:style-name="T11">"снимок"</text:span><text:span text:style-name="T3">, </text:span><text:span text:style-name="T11">"прилагаю"</text:span><text:span text:style-name="T3">, </text:span><text:span text:style-name="T11">"отправляю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hoto_keywords)</text:span><text:line-break/><text:line-break/><text:line-break/><text:span text:style-name="T5">def </text:span><text:span text:style-name="T6">extract_style_from_messag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styles = {</text:span><text:line-break/><text:span text:style-name="T3"> <text:s text:c="7"/></text:span><text:span text:style-name="T11">"художественн"</text:span><text:span text:style-name="T3">: </text:span><text:span text:style-name="T11">"Художественная живопись"</text:span><text:span text:style-name="T3">,</text:span><text:line-break/><text:span text:style-name="T3"> <text:s text:c="7"/></text:span><text:span text:style-name="T11">"дрим"</text:span><text:span text:style-name="T3">: </text:span><text:span text:style-name="T11">"Дрим Арт"</text:span><text:span text:style-name="T3">,</text:span><text:line-break/><text:span text:style-name="T3"> <text:s text:c="7"/></text:span><text:span text:style-name="T11">"лав"</text:span><text:span text:style-name="T3">: </text:span><text:span text:style-name="T11">"Лав Из"</text:span><text:span text:style-name="T3">,</text:span><text:line-break/><text:span text:style-name="T3"> <text:s text:c="7"/></text:span><text:span text:style-name="T11">"масл"</text:span><text:span text:style-name="T3">: </text:span><text:span text:style-name="T11">"Масляная живопись"</text:span><text:span text:style-name="T3">,</text:span><text:line-break/><text:span text:style-name="T3"> <text:s text:c="7"/></text:span><text:span text:style-name="T11">"акрил"</text:span><text:span text:style-name="T3">: </text:span><text:span text:style-name="T11">"Акриловая живопись"</text:span><text:line-break/><text:span text:style-name="T11"> <text:s text:c="3"/></text:span><text:span text:style-name="T3">}</text:span><text:line-break/><text:line-break/><text:span text:style-name="T3"> <text:s text:c="3"/></text:span><text:span text:style-name="T5">for </text:span><text:span text:style-name="T3">keyword, style </text:span><text:span text:style-name="T5">in </text:span><text:span text:style-name="T3">styles.items():</text:span><text:line-break/><text:span text:style-name="T3"> <text:s text:c="7"/></text:span><text:span text:style-name="T5">if </text:span><text:span text:style-name="T3">keyword </text:span><text:span text:style-name="T5">in </text:span><text:span text:style-name="T3">message.lower():</text:span><text:line-break/><text:span text:style-name="T3"> <text:s text:c="11"/></text:span><text:span text:style-name="T5">return </text:span><text:span text:style-name="T3">style</text:span><text:line-break/><text:soft-page-break/><text:span text:style-name="T3"> <text:s text:c="3"/></text:span><text:span text:style-name="T5">return None</text:span><text:line-break/><text:line-break/><text:line-break/><text:span text:style-name="T5">def </text:span><text:span text:style-name="T6">extract_city_and_date</text:span><text:span text:style-name="T3">(message: </text:span><text:span text:style-name="T8">str</text:span><text:span text:style-name="T3">):</text:span><text:line-break/><text:span text:style-name="T3"> <text:s text:c="3"/>cities = [</text:span><text:span text:style-name="T11">"москва"</text:span><text:span text:style-name="T3">, </text:span><text:span text:style-name="T11">"спб"</text:span><text:span text:style-name="T3">, </text:span><text:span text:style-name="T11">"санкт-петербург"</text:span><text:span text:style-name="T3">, </text:span><text:span text:style-name="T11">"казань"</text:span><text:span text:style-name="T3">, </text:span><text:span text:style-name="T11">"новосибирск"</text:span><text:span text:style-name="T3">, </text:span><text:span text:style-name="T11">"екатеринбург"</text:span><text:span text:style-name="T3">]</text:span><text:line-break/><text:span text:style-name="T3"> <text:s text:c="3"/>date_pattern = </text:span><text:span text:style-name="T11">r"\d{1,2}\s?\w+|\d{1,2}\.\d{1,2}\.?\d{0,4}"</text:span><text:line-break/><text:line-break/><text:span text:style-name="T11"> <text:s text:c="3"/></text:span><text:span text:style-name="T3">found_city = </text:span><text:span text:style-name="T5">None</text:span><text:line-break/><text:span text:style-name="T5"> <text:s text:c="3"/></text:span><text:span text:style-name="T3">found_date = </text:span><text:span text:style-name="T5">None</text:span><text:line-break/><text:line-break/><text:span text:style-name="T5"> <text:s text:c="3"/>for </text:span><text:span text:style-name="T3">city </text:span><text:span text:style-name="T5">in </text:span><text:span text:style-name="T3">cities:</text:span><text:line-break/><text:span text:style-name="T3"> <text:s text:c="7"/></text:span><text:span text:style-name="T5">if </text:span><text:span text:style-name="T3">city </text:span><text:span text:style-name="T5">in </text:span><text:span text:style-name="T3">message.lower():</text:span><text:line-break/><text:span text:style-name="T3"> <text:s text:c="11"/>found_city = city</text:span><text:line-break/><text:span text:style-name="T3"> <text:s text:c="11"/></text:span><text:span text:style-name="T5">break</text:span><text:line-break/><text:line-break/><text:span text:style-name="T5"> <text:s text:c="3"/></text:span><text:span text:style-name="T3">date_match = re.search(date_pattern, message)</text:span><text:line-break/><text:span text:style-name="T3"> <text:s text:c="3"/></text:span><text:span text:style-name="T5">if </text:span><text:span text:style-name="T3">date_match:</text:span><text:line-break/><text:span text:style-name="T3"> <text:s text:c="7"/>found_date = date_match.group(</text:span><text:span text:style-name="T13">0</text:span><text:span text:style-name="T3">)</text:span><text:line-break/><text:line-break/><text:span text:style-name="T3"> <text:s text:c="3"/></text:span><text:span text:style-name="T5">return </text:span><text:span text:style-name="T3">found_city, found_date</text:span><text:line-break/><text:line-break/><text:line-break/><text:span text:style-name="T5">def </text:span><text:span text:style-name="T6">extract_size_from_messag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sizes = [</text:span><text:span text:style-name="T11">"30x40"</text:span><text:span text:style-name="T3">, </text:span><text:span text:style-name="T11">"40x60"</text:span><text:span text:style-name="T3">, </text:span><text:span text:style-name="T11">"50x70"</text:span><text:span text:style-name="T3">, </text:span><text:span text:style-name="T11">"60x80"</text:span><text:span text:style-name="T3">, </text:span><text:span text:style-name="T11">"70x100"</text:span><text:span text:style-name="T3">]</text:span><text:line-break/><text:span text:style-name="T3"> <text:s text:c="3"/></text:span><text:span text:style-name="T5">for </text:span><text:span text:style-name="T3">size </text:span><text:span text:style-name="T5">in </text:span><text:span text:style-name="T3">sizes:</text:span><text:line-break/><text:span text:style-name="T3"> <text:s text:c="7"/></text:span><text:span text:style-name="T5">if </text:span><text:span text:style-name="T3">size </text:span><text:span text:style-name="T5">in </text:span><text:span text:style-name="T3">message:</text:span><text:line-break/><text:span text:style-name="T3"> <text:s text:c="11"/></text:span><text:span text:style-name="T5">return </text:span><text:span text:style-name="T3">size</text:span><text:line-break/><text:span text:style-name="T3"> <text:s text:c="3"/></text:span><text:span text:style-name="T5">return None</text:span><text:line-break/><text:line-break/><text:line-break/><text:span text:style-name="T5">def </text:span><text:span text:style-name="T6">has_payment_confirma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ayment_keywords = [</text:span><text:span text:style-name="T11">"оплатил"</text:span><text:span text:style-name="T3">, </text:span><text:span text:style-name="T11">"перевел"</text:span><text:span text:style-name="T3">, </text:span><text:span text:style-name="T11">"сделал платеж"</text:span><text:span text:style-name="T3">, </text:span><text:span text:style-name="T11">"чек"</text:span><text:span text:style-name="T3">, </text:span><text:span text:style-name="T11">"скриншот"</text:span><text:span text:style-name="T3">, </text:span><text:span text:style-name="T11">"квитанция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ayment_keywords)</text:span><text:line-break/><text:line-break/><text:line-break/><text:span text:style-name="T9"># Словарь обработчиков состояний</text:span><text:line-break/><text:span text:style-name="T3">state_handlers = {</text:span><text:line-break/><text:span text:style-name="T3"> <text:s text:c="3"/>UserState.INITIAL: handle_initial,</text:span><text:line-break/><text:span text:style-name="T3"> <text:s text:c="3"/>UserState.GREETING_SENT: handle_greeting_sent,</text:span><text:line-break/><text:span text:style-name="T3"> <text:s text:c="3"/>UserState.PHOTO_RECEIVED: handle_photo_received,</text:span><text:line-break/><text:span text:style-name="T3"> <text:s text:c="3"/>UserState.STYLE_EXAMPLES_SENT: handle_style_examples_sent,</text:span><text:line-break/><text:span text:style-name="T3"> <text:s text:c="3"/>UserState.CITY_DATE_ASKED: handle_city_date_asked,</text:span><text:line-break/><text:span text:style-name="T3"> <text:s text:c="3"/>UserState.CALCULATION_SENT: handle_calculation_sent,</text:span><text:line-break/><text:span text:style-name="T3"> <text:s text:c="3"/>UserState.PAYMENT_DETAILS_SENT: handle_payment_details_sent,</text:span><text:line-break/><text:span text:style-name="T3">}</text:span></text:p>
      <text:p text:style-name="P1"><text:span text:style-name="T3"/></text:p>
      <text:p text:style-name="P1"><text:span text:style-name="T3"/></text:p>
      <text:p text:style-name="P1"><text:span text:style-name="T4">###</text:span><text:span text:style-name="T1">config.py</text:span></text:p>
      <text:p text:style-name="P1"><text:span text:style-name="T5">import </text:span><text:span text:style-name="T3">os</text:span><text:line-break/><text:span text:style-name="T5">from </text:span><text:span text:style-name="T3">dotenv </text:span><text:span text:style-name="T5">import </text:span><text:span text:style-name="T3">load_dotenv</text:span><text:line-break/><text:line-break/><text:span text:style-name="T3">load_dotenv()</text:span><text:line-break/><text:line-break/><text:span text:style-name="T5">class </text:span><text:span text:style-name="T3">Settings:</text:span><text:line-break/><text:span text:style-name="T3"> <text:s text:c="3"/>DATABASE_URL = os.getenv(</text:span><text:span text:style-name="T11">"DATABASE_URL"</text:span><text:span text:style-name="T3">, </text:span><text:span text:style-name="T11">"sqlite+aiosqlite:///./test.db"</text:span><text:span text:style-name="T3">)</text:span><text:line-break/><text:span text:style-name="T3"> <text:s text:c="3"/>AI_API_KEY = os.getenv(</text:span><text:span text:style-name="T11">"AI_API_KEY"</text:span><text:span text:style-name="T3">)</text:span><text:line-break/><text:span text:style-name="T3"> <text:s text:c="3"/>AI_API_URL = os.getenv(</text:span><text:span text:style-name="T11">"AI_API_URL"</text:span><text:span text:style-name="T3">, </text:span><text:span text:style-name="T11">"https://api.openai.com/v1/chat/completions"</text:span><text:span text:style-name="T3">)</text:span><text:line-break/><text:span text:style-name="T3"> <text:s text:c="3"/>MESSENGER_VERIFY_TOKEN = os.getenv(</text:span><text:span text:style-name="T11">"MESSENGER_VERIFY_TOKEN"</text:span><text:span text:style-name="T3">)</text:span><text:line-break/><text:soft-page-break/><text:line-break/><text:span text:style-name="T3">settings = Settings()</text:span></text:p>
      <text:p text:style-name="P1"><text:span text:style-name="T3"/></text:p>
      <text:p text:style-name="Standard"><text:line-break/><text:line-break/><text:span text:style-name="T14">###</text:span><text:span text:style-name="T1">database.py</text:span></text:p>
      <text:p text:style-name="P1"><text:span text:style-name="T5">from </text:span><text:span text:style-name="T3">sqlalchemy </text:span><text:span text:style-name="T5">import </text:span><text:span text:style-name="T3">Column, Integer, String, DateTime, JSON</text:span><text:line-break/><text:span text:style-name="T5">from </text:span><text:span text:style-name="T3">sqlalchemy.ext.declarative </text:span><text:span text:style-name="T5">import </text:span><text:span text:style-name="T3">declarative_base</text:span><text:line-break/><text:span text:style-name="T5">from </text:span><text:span text:style-name="T3">sqlalchemy.ext.asyncio </text:span><text:span text:style-name="T5">import </text:span><text:span text:style-name="T3">create_async_engine, AsyncSession</text:span><text:line-break/><text:span text:style-name="T5">from </text:span><text:span text:style-name="T3">sqlalchemy.orm </text:span><text:span text:style-name="T5">import </text:span><text:span text:style-name="T3">sessionmaker</text:span><text:line-break/><text:span text:style-name="T5">from </text:span><text:span text:style-name="T3">sqlalchemy.future </text:span><text:span text:style-name="T5">import </text:span><text:span text:style-name="T3">select</text:span><text:line-break/><text:span text:style-name="T5">from </text:span><text:span text:style-name="T3">datetime </text:span><text:span text:style-name="T5">import </text:span><text:span text:style-name="T3">datetime</text:span><text:line-break/><text:span text:style-name="T5">import </text:span><text:span text:style-name="T3">uuid</text:span><text:line-break/><text:span text:style-name="T5">from </text:span><text:span text:style-name="T3">config </text:span><text:span text:style-name="T5">import </text:span><text:span text:style-name="T3">settings</text:span><text:line-break/><text:line-break/><text:span text:style-name="T3">Base = declarative_base()</text:span><text:line-break/><text:line-break/><text:line-break/><text:span text:style-name="T5">class </text:span><text:span text:style-name="T3">User(Base):</text:span><text:line-break/><text:span text:style-name="T3"> <text:s text:c="3"/>__tablename__ = </text:span><text:span text:style-name="T11">"users"</text:span><text:line-break/><text:line-break/><text:span text:style-name="T11"> <text:s text:c="3"/></text:span><text:span text:style-name="T3">id = Column(String, </text:span><text:span text:style-name="T15">primary_key</text:span><text:span text:style-name="T3">=</text:span><text:span text:style-name="T5">True</text:span><text:span text:style-name="T3">, </text:span><text:span text:style-name="T15">default</text:span><text:span text:style-name="T3">=</text:span><text:span text:style-name="T5">lambda</text:span><text:span text:style-name="T3">: </text:span><text:span text:style-name="T8">str</text:span><text:span text:style-name="T3">(uuid.uuid4()))</text:span><text:line-break/><text:span text:style-name="T3"> <text:s text:c="3"/>user_id = Column(String, </text:span><text:span text:style-name="T15">unique</text:span><text:span text:style-name="T3">=</text:span><text:span text:style-name="T5">True</text:span><text:span text:style-name="T3">, </text:span><text:span text:style-name="T15">index</text:span><text:span text:style-name="T3">=</text:span><text:span text:style-name="T5">True</text:span><text:span text:style-name="T3">)</text:span><text:line-break/><text:span text:style-name="T3"> <text:s text:c="3"/>state = Column(String, </text:span><text:span text:style-name="T15">default</text:span><text:span text:style-name="T3">=</text:span><text:span text:style-name="T11">"initial"</text:span><text:span text:style-name="T3">)</text:span><text:line-break/><text:span text:style-name="T3"> <text:s text:c="3"/>context = Column(JSON, </text:span><text:span text:style-name="T15">default</text:span><text:span text:style-name="T3">={})</text:span><text:line-break/><text:span text:style-name="T3"> <text:s text:c="3"/>last_active = Column(DateTime, </text:span><text:span text:style-name="T15">default</text:span><text:span text:style-name="T3">=datetime.utcnow)</text:span><text:line-break/><text:span text:style-name="T3"> <text:s text:c="3"/>created_at = Column(DateTime, </text:span><text:span text:style-name="T15">default</text:span><text:span text:style-name="T3">=datetime.utcnow)</text:span><text:line-break/><text:line-break/><text:line-break/><text:span text:style-name="T3">engine = create_async_engine(settings.DATABASE_URL, </text:span><text:span text:style-name="T15">echo</text:span><text:span text:style-name="T3">=</text:span><text:span text:style-name="T5">True</text:span><text:span text:style-name="T3">)</text:span><text:line-break/><text:span text:style-name="T3">async_session = sessionmaker(engine, </text:span><text:span text:style-name="T15">class_</text:span><text:span text:style-name="T3">=AsyncSession, </text:span><text:span text:style-name="T15">expire_on_commit</text:span><text:span text:style-name="T3">=</text:span><text:span text:style-name="T5">False</text:span><text:span text:style-name="T3">)</text:span><text:line-break/><text:line-break/><text:line-break/><text:span text:style-name="T5">async def </text:span><text:span text:style-name="T6">init_db</text:span><text:span text:style-name="T3">():</text:span><text:line-break/><text:span text:style-name="T3"> <text:s text:c="3"/></text:span><text:span text:style-name="T5">async with </text:span><text:span text:style-name="T3">engine.begin() </text:span><text:span text:style-name="T5">as </text:span><text:span text:style-name="T3">conn:</text:span><text:line-break/><text:span text:style-name="T3"> <text:s text:c="7"/></text:span><text:span text:style-name="T5">await </text:span><text:span text:style-name="T3">conn.run_sync(Base.metadata.create_all)</text:span><text:line-break/><text:line-break/><text:line-break/><text:span text:style-name="T5">async def </text:span><text:span text:style-name="T6">get_user</text:span><text:span text:style-name="T3">(user_id: </text:span><text:span text:style-name="T8">str</text:span><text:span text:style-name="T3">):</text:span><text:line-break/><text:span text:style-name="T3"> <text:s text:c="3"/></text:span><text:span text:style-name="T5">async with </text:span><text:span text:style-name="T3">async_session() </text:span><text:span text:style-name="T5">as </text:span><text:span text:style-name="T3">session:</text:span><text:line-break/><text:span text:style-name="T3"> <text:s text:c="7"/>result = </text:span><text:span text:style-name="T5">await </text:span><text:span text:style-name="T3">session.execute(select(User).where(User.user_id == user_id))</text:span><text:line-break/><text:span text:style-name="T3"> <text:s text:c="7"/></text:span><text:span text:style-name="T5">return </text:span><text:span text:style-name="T3">result.scalar_one_or_none()</text:span><text:line-break/><text:line-break/><text:line-break/><text:span text:style-name="T5">async def </text:span><text:span text:style-name="T6">create_or_update_user</text:span><text:span text:style-name="T3">(user_id: </text:span><text:span text:style-name="T8">str</text:span><text:span text:style-name="T3">, state: </text:span><text:span text:style-name="T8">str</text:span><text:span text:style-name="T3">, context: </text:span><text:span text:style-name="T8">dict</text:span><text:span text:style-name="T3">):</text:span><text:line-break/><text:span text:style-name="T3"> <text:s text:c="3"/></text:span><text:span text:style-name="T5">async with </text:span><text:span text:style-name="T3">async_session() </text:span><text:span text:style-name="T5">as </text:span><text:span text:style-name="T3">session:</text:span><text:line-break/><text:span text:style-name="T3"> <text:s text:c="7"/>user = </text:span><text:span text:style-name="T5">await </text:span><text:span text:style-name="T3">get_user(user_id)</text:span><text:line-break/><text:span text:style-name="T3"> <text:s text:c="7"/></text:span><text:span text:style-name="T5">if </text:span><text:span text:style-name="T3">user:</text:span><text:line-break/><text:span text:style-name="T3"> <text:s text:c="11"/>user.state = state</text:span><text:line-break/><text:span text:style-name="T3"> <text:s text:c="11"/>user.context = context</text:span><text:line-break/><text:span text:style-name="T3"> <text:s text:c="11"/>user.last_active = datetime.utcnow()</text:span><text:line-break/><text:span text:style-name="T3"> <text:s text:c="7"/></text:span><text:span text:style-name="T5">else</text:span><text:span text:style-name="T3">:</text:span><text:line-break/><text:span text:style-name="T3"> <text:s text:c="11"/>user = User(</text:span><text:span text:style-name="T15">user_id</text:span><text:span text:style-name="T3">=user_id, </text:span><text:span text:style-name="T15">state</text:span><text:span text:style-name="T3">=state, </text:span><text:span text:style-name="T15">context</text:span><text:span text:style-name="T3">=context)</text:span><text:line-break/><text:span text:style-name="T3"> <text:s text:c="11"/>session.add(user)</text:span><text:line-break/><text:span text:style-name="T3"> <text:s text:c="7"/></text:span><text:span text:style-name="T5">await </text:span><text:span text:style-name="T3">session.commit()</text:span><text:line-break/><text:span text:style-name="T3"> <text:s text:c="7"/></text:span><text:span text:style-name="T5">return </text:span><text:span text:style-name="T3">user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4">###</text:span><text:span text:style-name="T1">models.py</text:span></text:p>
      <text:p text:style-name="P4"><text:span text:style-name="T3"/></text:p>
      <text:p text:style-name="P1"><text:span text:style-name="T5">from </text:span><text:span text:style-name="T3">pydantic </text:span><text:span text:style-name="T5">import </text:span><text:span text:style-name="T3">BaseModel</text:span><text:line-break/><text:span text:style-name="T5">from </text:span><text:span text:style-name="T3">typing </text:span><text:span text:style-name="T5">import </text:span><text:span text:style-name="T3">Dict, Any, Optional, List</text:span><text:line-break/><text:span text:style-name="T5">from </text:span><text:span text:style-name="T3">enum </text:span><text:span text:style-name="T5">import </text:span><text:span text:style-name="T3">Enum</text:span><text:line-break/><text:line-break/><text:span text:style-name="T5">class </text:span><text:span text:style-name="T3">UserState(</text:span><text:span text:style-name="T8">str</text:span><text:span text:style-name="T3">, Enum):</text:span><text:line-break/><text:span text:style-name="T3"> <text:s text:c="3"/>INITIAL = </text:span><text:span text:style-name="T11">"initial"</text:span><text:line-break/><text:span text:style-name="T11"> <text:s text:c="3"/></text:span><text:span text:style-name="T3">GREETING_SENT = </text:span><text:span text:style-name="T11">"greeting_sent"</text:span><text:line-break/><text:span text:style-name="T11"> <text:s text:c="3"/></text:span><text:span text:style-name="T3">PHOTO_RECEIVED = </text:span><text:span text:style-name="T11">"photo_received"</text:span><text:line-break/><text:span text:style-name="T11"> <text:s text:c="3"/></text:span><text:span text:style-name="T3">STYLE_EXAMPLES_SENT = </text:span><text:span text:style-name="T11">"style_examples_sent"</text:span><text:line-break/><text:span text:style-name="T11"> <text:s text:c="3"/></text:span><text:span text:style-name="T3">STYLE_SELECTED = </text:span><text:span text:style-name="T11">"style_selected"</text:span><text:line-break/><text:span text:style-name="T11"> <text:s text:c="3"/></text:span><text:span text:style-name="T3">CITY_DATE_ASKED = </text:span><text:span text:style-name="T11">"city_date_asked"</text:span><text:line-break/><text:span text:style-name="T11"> <text:s text:c="3"/></text:span><text:span text:style-name="T3">CALCULATION_SENT = </text:span><text:span text:style-name="T11">"calculation_sent"</text:span><text:line-break/><text:span text:style-name="T11"> <text:s text:c="3"/></text:span><text:span text:style-name="T3">SIZE_SELECTED = </text:span><text:span text:style-name="T11">"size_selected"</text:span><text:line-break/><text:span text:style-name="T11"> <text:s text:c="3"/></text:span><text:span text:style-name="T3">PAYMENT_DETAILS_SENT = </text:span><text:span text:style-name="T11">"payment_details_sent"</text:span><text:line-break/><text:span text:style-name="T11"> <text:s text:c="3"/></text:span><text:span text:style-name="T3">UPSELL_TECHNIQUE = </text:span><text:span text:style-name="T11">"upsell_technique"</text:span><text:line-break/><text:span text:style-name="T11"> <text:s text:c="3"/></text:span><text:span text:style-name="T3">UPSELL_CANVAS = </text:span><text:span text:style-name="T11">"upsell_canvas"</text:span><text:line-break/><text:span text:style-name="T11"> <text:s text:c="3"/></text:span><text:span text:style-name="T3">UPSELL_CROSS = </text:span><text:span text:style-name="T11">"upsell_cross"</text:span><text:line-break/><text:span text:style-name="T11"> <text:s text:c="3"/></text:span><text:span text:style-name="T3">FINAL = </text:span><text:span text:style-name="T11">"final"</text:span><text:line-break/><text:line-break/><text:span text:style-name="T5">class </text:span><text:span text:style-name="T3">WebhookRequest(BaseModel):</text:span><text:line-break/><text:span text:style-name="T3"> <text:s text:c="3"/>user_id: </text:span><text:span text:style-name="T8">str</text:span><text:line-break/><text:span text:style-name="T8"> <text:s text:c="3"/></text:span><text:span text:style-name="T3">message: </text:span><text:span text:style-name="T8">str</text:span><text:line-break/><text:span text:style-name="T8"> <text:s text:c="3"/></text:span><text:span text:style-name="T3">message_type: </text:span><text:span text:style-name="T8">str </text:span><text:span text:style-name="T3">= </text:span><text:span text:style-name="T11">"text"</text:span><text:line-break/><text:line-break/><text:span text:style-name="T5">class </text:span><text:span text:style-name="T3">BotResponse(BaseModel):</text:span><text:line-break/><text:span text:style-name="T3"> <text:s text:c="3"/>user_id: </text:span><text:span text:style-name="T8">str</text:span><text:line-break/><text:span text:style-name="T8"> <text:s text:c="3"/></text:span><text:span text:style-name="T3">messages: List[Dict[</text:span><text:span text:style-name="T8">str</text:span><text:span text:style-name="T3">, Any]]</text:span><text:line-break/><text:span text:style-name="T3"> <text:s text:c="3"/>new_state: Optional[UserState] = </text:span><text:span text:style-name="T5">None</text:span><text:line-break/><text:span text:style-name="T5"> <text:s text:c="3"/></text:span><text:span text:style-name="T3">update_context: Optional[Dict[</text:span><text:span text:style-name="T8">str</text:span><text:span text:style-name="T3">, Any]] = </text:span><text:span text:style-name="T5">None</text:span><text:line-break/><text:line-break/><text:span text:style-name="T5">class </text:span><text:span text:style-name="T3">UserContext(BaseModel):</text:span><text:line-break/><text:span text:style-name="T3"> <text:s text:c="3"/>user_name: Optional[</text:span><text:span text:style-name="T8">str</text:span><text:span text:style-name="T3">] = </text:span><text:span text:style-name="T5">None</text:span><text:line-break/><text:span text:style-name="T5"> <text:s text:c="3"/></text:span><text:span text:style-name="T3">photo_received: </text:span><text:span text:style-name="T8">bool </text:span><text:span text:style-name="T3">= </text:span><text:span text:style-name="T5">False</text:span><text:line-break/><text:span text:style-name="T5"> <text:s text:c="3"/></text:span><text:span text:style-name="T3">selected_style: Optional[</text:span><text:span text:style-name="T8">str</text:span><text:span text:style-name="T3">] = </text:span><text:span text:style-name="T5">None</text:span><text:line-break/><text:span text:style-name="T5"> <text:s text:c="3"/></text:span><text:span text:style-name="T3">selected_size: Optional[</text:span><text:span text:style-name="T8">str</text:span><text:span text:style-name="T3">] = </text:span><text:span text:style-name="T5">None</text:span><text:line-break/><text:span text:style-name="T5"> <text:s text:c="3"/></text:span><text:span text:style-name="T3">people_count: </text:span><text:span text:style-name="T8">int </text:span><text:span text:style-name="T3">= </text:span><text:span text:style-name="T13">1</text:span><text:line-break/><text:span text:style-name="T13"> <text:s text:c="3"/></text:span><text:span text:style-name="T3">city: Optional[</text:span><text:span text:style-name="T8">str</text:span><text:span text:style-name="T3">] = </text:span><text:span text:style-name="T5">None</text:span><text:line-break/><text:span text:style-name="T5"> <text:s text:c="3"/></text:span><text:span text:style-name="T3">deadline: Optional[</text:span><text:span text:style-name="T8">str</text:span><text:span text:style-name="T3">] = </text:span><text:span text:style-name="T5">None</text:span><text:line-break/><text:span text:style-name="T5"> <text:s text:c="3"/></text:span><text:span text:style-name="T3">preferred_technique: </text:span><text:span text:style-name="T8">str </text:span><text:span text:style-name="T3">= </text:span><text:span text:style-name="T11">"digital"</text:span><text:line-break/><text:span text:style-name="T11"> <text:s text:c="3"/></text:span><text:span text:style-name="T3">payment_made: </text:span><text:span text:style-name="T8">bool </text:span><text:span text:style-name="T3">= </text:span><text:span text:style-name="T5">False</text:span><text:line-break/><text:span text:style-name="T5"> <text:s/>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2"><text:span text:style-name="T10">###bot.</text:span><text:span text:style-name="T1">ai_client.py</text:span></text:p>
      <text:p text:style-name="P4"><text:span text:style-name="T9"/></text:p>
      <text:p text:style-name="P1"><text:span text:style-name="T5">import </text:span><text:span text:style-name="T3">aiohttp</text:span><text:line-break/><text:span text:style-name="T5">import </text:span><text:span text:style-name="T3">json</text:span><text:line-break/><text:span text:style-name="T5">from </text:span><text:span text:style-name="T3">config </text:span><text:span text:style-name="T5">import </text:span><text:span text:style-name="T3">settings</text:span><text:line-break/><text:line-break/><text:line-break/><text:span text:style-name="T5">class </text:span><text:span text:style-name="T3">AIClient:</text:span><text:line-break/><text:span text:style-name="T3"> <text:s text:c="3"/></text:span><text:span text:style-name="T5">def </text:span><text:span text:style-name="T16">__init__</text:span><text:span text:style-name="T3">(</text:span><text:span text:style-name="T17">self</text:span><text:span text:style-name="T3">):</text:span><text:line-break/><text:span text:style-name="T3"> <text:s text:c="7"/></text:span><text:span text:style-name="T17">self</text:span><text:span text:style-name="T3">.api_key = settings.AI_API_KEY</text:span><text:line-break/><text:span text:style-name="T3"> <text:s text:c="7"/></text:span><text:span text:style-name="T17">self</text:span><text:span text:style-name="T3">.api_url = settings.AI_API_URL</text:span><text:line-break/><text:line-break/><text:span text:style-name="T3"> <text:s text:c="3"/></text:span><text:span text:style-name="T5">async def </text:span><text:span text:style-name="T6">generate_response</text:span><text:span text:style-name="T3">(</text:span><text:span text:style-name="T17">self</text:span><text:span text:style-name="T3">, prompt: </text:span><text:span text:style-name="T8">str</text:span><text:span text:style-name="T3">, context: </text:span><text:span text:style-name="T8">dict</text:span><text:span text:style-name="T3">) -&gt; </text:span><text:span text:style-name="T8">str</text:span><text:span text:style-name="T3">:</text:span><text:line-break/><text:span text:style-name="T3"> <text:s text:c="7"/></text:span><text:span text:style-name="T5">if not </text:span><text:span text:style-name="T17">self</text:span><text:span text:style-name="T3">.api_key:</text:span><text:line-break/><text:span text:style-name="T3"> <text:s text:c="11"/></text:span><text:span text:style-name="T5">return </text:span><text:span text:style-name="T11">"Без AI: " </text:span><text:span text:style-name="T3">+ prompt</text:span><text:line-break/><text:soft-page-break/><text:line-break/><text:span text:style-name="T3"> <text:s text:c="7"/>headers = {</text:span><text:line-break/><text:span text:style-name="T3"> <text:s text:c="11"/></text:span><text:span text:style-name="T11">"Authorization"</text:span><text:span text:style-name="T3">: </text:span><text:span text:style-name="T11">f"Bearer </text:span><text:span text:style-name="T5">{</text:span><text:span text:style-name="T17">self</text:span><text:span text:style-name="T3">.api_key</text:span><text:span text:style-name="T5">}</text:span><text:span text:style-name="T11">"</text:span><text:span text:style-name="T3">,</text:span><text:line-break/><text:span text:style-name="T3"> <text:s text:c="11"/></text:span><text:span text:style-name="T11">"Content-Type"</text:span><text:span text:style-name="T3">: </text:span><text:span text:style-name="T11">"application/json"</text:span><text:line-break/><text:span text:style-name="T11"> <text:s text:c="7"/></text:span><text:span text:style-name="T3">}</text:span><text:line-break/><text:line-break/><text:span text:style-name="T3"> <text:s text:c="7"/>payload = {</text:span><text:line-break/><text:span text:style-name="T3"> <text:s text:c="11"/></text:span><text:span text:style-name="T11">"model"</text:span><text:span text:style-name="T3">: </text:span><text:span text:style-name="T11">"gpt-3.5-turbo"</text:span><text:span text:style-name="T3">,</text:span><text:line-break/><text:span text:style-name="T3"> <text:s text:c="11"/></text:span><text:span text:style-name="T11">"messages"</text:span><text:span text:style-name="T3">: [</text:span><text:line-break/><text:span text:style-name="T3"> <text:s text:c="15"/>{</text:span><text:line-break/><text:span text:style-name="T3"> <text:s text:c="19"/></text:span><text:span text:style-name="T11">"role"</text:span><text:span text:style-name="T3">: </text:span><text:span text:style-name="T11">"system"</text:span><text:span text:style-name="T3">,</text:span><text:line-break/><text:span text:style-name="T3"> <text:s text:c="19"/></text:span><text:span text:style-name="T11">"content"</text:span><text:span text:style-name="T3">: </text:span><text:span text:style-name="T11">"Ты менеджер по продажам в студии портретов. Используй предоставленный контекст для персонализации ответа."</text:span><text:line-break/><text:span text:style-name="T11"> <text:s text:c="15"/></text:span><text:span text:style-name="T3">},</text:span><text:line-break/><text:span text:style-name="T3"> <text:s text:c="15"/>{</text:span><text:line-break/><text:span text:style-name="T3"> <text:s text:c="19"/></text:span><text:span text:style-name="T11">"role"</text:span><text:span text:style-name="T3">: </text:span><text:span text:style-name="T11">"user"</text:span><text:span text:style-name="T3">,</text:span><text:line-break/><text:span text:style-name="T3"> <text:s text:c="19"/></text:span><text:span text:style-name="T11">"content"</text:span><text:span text:style-name="T3">: </text:span><text:span text:style-name="T11">f"Контекст: </text:span><text:span text:style-name="T5">{</text:span><text:span text:style-name="T3">json.dumps(context, </text:span><text:span text:style-name="T15">ensure_ascii</text:span><text:span text:style-name="T3">=</text:span><text:span text:style-name="T5">False</text:span><text:span text:style-name="T3">)</text:span><text:span text:style-name="T5">}\n\n</text:span><text:span text:style-name="T11">Сообщение: </text:span><text:span text:style-name="T5">{</text:span><text:span text:style-name="T3">prompt</text:span><text:span text:style-name="T5">}</text:span><text:span text:style-name="T11">"</text:span><text:line-break/><text:span text:style-name="T11"> <text:s text:c="15"/></text:span><text:span text:style-name="T3">}</text:span><text:line-break/><text:span text:style-name="T3"> <text:s text:c="11"/>],</text:span><text:line-break/><text:span text:style-name="T3"> <text:s text:c="11"/></text:span><text:span text:style-name="T11">"temperature"</text:span><text:span text:style-name="T3">: </text:span><text:span text:style-name="T13">0.7</text:span><text:line-break/><text:span text:style-name="T13"> <text:s text:c="7"/></text:span><text:span text:style-name="T3">}</text:span><text:line-break/><text:line-break/><text:span text:style-name="T3"> <text:s text:c="7"/></text:span><text:span text:style-name="T5">try</text:span><text:span text:style-name="T3">:</text:span><text:line-break/><text:span text:style-name="T3"> <text:s text:c="11"/></text:span><text:span text:style-name="T5">async with </text:span><text:span text:style-name="T3">aiohttp.ClientSession() </text:span><text:span text:style-name="T5">as </text:span><text:span text:style-name="T3">session:</text:span><text:line-break/><text:span text:style-name="T3"> <text:s text:c="15"/></text:span><text:span text:style-name="T5">async with </text:span><text:span text:style-name="T3">session.post(</text:span><text:span text:style-name="T17">self</text:span><text:span text:style-name="T3">.api_url, </text:span><text:span text:style-name="T15">json</text:span><text:span text:style-name="T3">=payload, </text:span><text:span text:style-name="T15">headers</text:span><text:span text:style-name="T3">=headers) </text:span><text:span text:style-name="T5">as </text:span><text:span text:style-name="T3">response:</text:span><text:line-break/><text:span text:style-name="T3"> <text:s text:c="19"/>result = </text:span><text:span text:style-name="T5">await </text:span><text:span text:style-name="T3">response.json()</text:span><text:line-break/><text:span text:style-name="T3"> <text:s text:c="19"/></text:span><text:span text:style-name="T5">return </text:span><text:span text:style-name="T3">result[</text:span><text:span text:style-name="T11">"choices"</text:span><text:span text:style-name="T3">][</text:span><text:span text:style-name="T13">0</text:span><text:span text:style-name="T3">][</text:span><text:span text:style-name="T11">"message"</text:span><text:span text:style-name="T3">][</text:span><text:span text:style-name="T11">"content"</text:span><text:span text:style-name="T3">]</text:span><text:line-break/><text:span text:style-name="T3"> <text:s text:c="7"/></text:span><text:span text:style-name="T5">except </text:span><text:span text:style-name="T8">Exception </text:span><text:span text:style-name="T5">as </text:span><text:span text:style-name="T3">e:</text:span><text:line-break/><text:span text:style-name="T3"> <text:s text:c="11"/></text:span><text:span text:style-name="T5">return </text:span><text:span text:style-name="T11">f"Извините, произошла ошибка при обработке вашего сообщения: </text:span><text:span text:style-name="T5">{</text:span><text:span text:style-name="T8">str</text:span><text:span text:style-name="T3">(e)</text:span><text:span text:style-name="T5">}</text:span><text:span text:style-name="T11">"</text:span><text:line-break/><text:line-break/><text:line-break/><text:span text:style-name="T3">ai_client = AIClient()</text:span></text:p>
      <text:p text:style-name="Standard"><text:line-break/><text:line-break/><text:line-break/><text:span text:style-name="T14">###bot.</text:span><text:span text:style-name="T1">core.py</text:span></text:p>
      <text:p text:style-name="P1"><text:span text:style-name="T5">from </text:span><text:span text:style-name="T3">models </text:span><text:span text:style-name="T5">import </text:span><text:span text:style-name="T3">UserState, UserContext</text:span><text:line-break/><text:span text:style-name="T5">from </text:span><text:span text:style-name="T3">bot.states </text:span><text:span text:style-name="T5">import </text:span><text:span text:style-name="T3">state_handlers</text:span><text:line-break/><text:span text:style-name="T5">from </text:span><text:span text:style-name="T3">bot.ai_client </text:span><text:span text:style-name="T5">import </text:span><text:span text:style-name="T3">ai_client</text:span><text:line-break/><text:line-break/><text:line-break/><text:span text:style-name="T5">async def </text:span><text:span text:style-name="T6">process_message</text:span><text:span text:style-name="T3">(user_id: </text:span><text:span text:style-name="T8">str</text:span><text:span text:style-name="T3">, state: UserState, context: </text:span><text:span text:style-name="T8">dict</text:span><text:span text:style-name="T3">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9"># Преобразуем контекст в Pydantic модель для удобства</text:span><text:line-break/><text:span text:style-name="T9"> <text:s text:c="3"/></text:span><text:span text:style-name="T3">user_context = UserContext(**context)</text:span><text:line-break/><text:line-break/><text:span text:style-name="T3"> <text:s text:c="3"/></text:span><text:span text:style-name="T9"># Получаем обработчик для текущего состояния</text:span><text:line-break/><text:span text:style-name="T9"> <text:s text:c="3"/></text:span><text:span text:style-name="T3">handler = state_handlers.get(state)</text:span><text:line-break/><text:line-break/><text:span text:style-name="T3"> <text:s text:c="3"/></text:span><text:span text:style-name="T5">if </text:span><text:span text:style-name="T3">handler:</text:span><text:line-break/><text:span text:style-name="T3"> <text:s text:c="7"/></text:span><text:span text:style-name="T9"># Если есть обработчик для этого состояния, используем его</text:span><text:line-break/><text:span text:style-name="T9"> <text:s text:c="7"/></text:span><text:span text:style-name="T5">return await </text:span><text:span text:style-name="T3">handler(user_id, user_context, message)</text:span><text:line-break/><text:span text:style-name="T3"> <text:s text:c="3"/></text:span><text:span text:style-name="T5">else</text:span><text:span text:style-name="T3">:</text:span><text:line-break/><text:span text:style-name="T3"> <text:s text:c="7"/></text:span><text:span text:style-name="T9"># Если состояние неизвестно, используем AI для генерации ответа</text:span><text:line-break/><text:span text:style-name="T9"> <text:s text:c="7"/></text:span><text:span text:style-name="T3">ai_response = </text:span><text:span text:style-name="T5">await </text:span><text:span text:style-name="T3">ai_client.generate_response(message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ai_response}],</text:span><text:line-break/><text:span text:style-name="T3"> <text:s text:c="11"/></text:span><text:span text:style-name="T11">"new_state"</text:span><text:span text:style-name="T3">: state, <text:s/></text:span><text:span text:style-name="T9"># Состояние не меняется</text:span><text:line-break/><text:span text:style-name="T9"> <text:s text:c="11"/></text:span><text:span text:style-name="T11">"context_update"</text:span><text:span text:style-name="T3">: {}</text:span><text:line-break/><text:span text:style-name="T3"> <text:s text:c="7"/>}</text:span></text:p>
      <text:p text:style-name="P3"><text:soft-page-break/><text:span text:style-name="T14">###bot.</text:span><text:span text:style-name="T1">messages.py</text:span></text:p>
      <text:p text:style-name="P2"><text:span text:style-name="T5">from </text:span><text:span text:style-name="T3">models </text:span><text:span text:style-name="T5">import </text:span><text:span text:style-name="T3">UserContext</text:span><text:line-break/><text:line-break/><text:span text:style-name="T5">def </text:span><text:span text:style-name="T6">calculate_price</text:span><text:span text:style-name="T3">(size, people_count):</text:span><text:line-break/><text:span text:style-name="T3"> <text:s text:c="3"/></text:span><text:span text:style-name="T9"># Логика расчета цены</text:span><text:line-break/><text:span text:style-name="T9"> <text:s text:c="3"/></text:span><text:span text:style-name="T3">base_prices = {</text:span><text:line-break/><text:span text:style-name="T3"> <text:s text:c="7"/></text:span><text:span text:style-name="T11">"30x40"</text:span><text:span text:style-name="T3">: </text:span><text:span text:style-name="T13">3000</text:span><text:span text:style-name="T3">,</text:span><text:line-break/><text:span text:style-name="T3"> <text:s text:c="7"/></text:span><text:span text:style-name="T11">"40x60"</text:span><text:span text:style-name="T3">: </text:span><text:span text:style-name="T13">4500</text:span><text:span text:style-name="T3">,</text:span><text:line-break/><text:span text:style-name="T3"> <text:s text:c="7"/></text:span><text:span text:style-name="T11">"50x70"</text:span><text:span text:style-name="T3">: </text:span><text:span text:style-name="T13">6000</text:span><text:span text:style-name="T3">,</text:span><text:line-break/><text:span text:style-name="T3"> <text:s text:c="7"/></text:span><text:span text:style-name="T11">"60x80"</text:span><text:span text:style-name="T3">: </text:span><text:span text:style-name="T13">8000</text:span><text:span text:style-name="T3">,</text:span><text:line-break/><text:span text:style-name="T3"> <text:s text:c="7"/></text:span><text:span text:style-name="T11">"70x100"</text:span><text:span text:style-name="T3">: </text:span><text:span text:style-name="T13">10000</text:span><text:line-break/><text:span text:style-name="T13"> <text:s text:c="3"/></text:span><text:span text:style-name="T3">}</text:span><text:line-break/><text:span text:style-name="T3"> <text:s text:c="3"/></text:span><text:span text:style-name="T5">return </text:span><text:span text:style-name="T3">base_prices.get(size, </text:span><text:span text:style-name="T13">3000</text:span><text:span text:style-name="T3">) + (people_count - </text:span><text:span text:style-name="T13">1</text:span><text:span text:style-name="T3">) * </text:span><text:span text:style-name="T13">500</text:span><text:line-break/><text:line-break/><text:span text:style-name="T5">def </text:span><text:span text:style-name="T6">get_style_examples</text:span><text:span text:style-name="T3">():</text:span><text:line-break/><text:span text:style-name="T3"> <text:s text:c="3"/></text:span><text:span text:style-name="T5">return </text:span><text:span text:style-name="T3">[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image"</text:span><text:span text:style-name="T3">,</text:span><text:line-break/><text:span text:style-name="T3"> <text:s text:c="11"/></text:span><text:span text:style-name="T11">"content"</text:span><text:span text:style-name="T3">: </text:span><text:span text:style-name="T11">"https://example.com/artwork1.jpg"</text:span><text:span text:style-name="T3">,</text:span><text:line-break/><text:span text:style-name="T3"> <text:s text:c="11"/></text:span><text:span text:style-name="T11">"caption"</text:span><text:span text:style-name="T3">: </text:span><text:span text:style-name="T11">"Пример художественной живописи"</text:span><text:line-break/><text:span text:style-name="T11"> <text:s text:c="7"/></text:span><text:span text:style-name="T3">},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image"</text:span><text:span text:style-name="T3">,</text:span><text:line-break/><text:span text:style-name="T3"> <text:s text:c="11"/></text:span><text:span text:style-name="T11">"content"</text:span><text:span text:style-name="T3">: </text:span><text:span text:style-name="T11">"https://example.com/artwork2.jpg"</text:span><text:span text:style-name="T3">,</text:span><text:line-break/><text:span text:style-name="T3"> <text:s text:c="11"/></text:span><text:span text:style-name="T11">"caption"</text:span><text:span text:style-name="T3">: </text:span><text:span text:style-name="T11">"Пример Дрим Арт"</text:span><text:line-break/><text:span text:style-name="T11"> <text:s text:c="7"/></text:span><text:span text:style-name="T3">},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text"</text:span><text:span text:style-name="T3">,</text:span><text:line-break/><text:span text:style-name="T3"> <text:s text:c="11"/></text:span><text:span text:style-name="T11">"content"</text:span><text:span text:style-name="T3">: </text:span><text:span text:style-name="T11">"Мы используем только ручную прорисовку, а не обработку фильтрами </text:span><text:span text:style-name="T12">✍️</text:span><text:span text:style-name="T11"> Вот ещё наглядный пример до/после. Обратите внимание на детализацию"</text:span><text:line-break/><text:span text:style-name="T11"> <text:s text:c="7"/></text:span><text:span text:style-name="T3">},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image"</text:span><text:span text:style-name="T3">,</text:span><text:line-break/><text:span text:style-name="T3"> <text:s text:c="11"/></text:span><text:span text:style-name="T11">"content"</text:span><text:span text:style-name="T3">: </text:span><text:span text:style-name="T11">"https://example.com/before-after.jpg"</text:span><text:span text:style-name="T3">,</text:span><text:line-break/><text:span text:style-name="T3"> <text:s text:c="11"/></text:span><text:span text:style-name="T11">"caption"</text:span><text:span text:style-name="T3">: </text:span><text:span text:style-name="T11">"До и после обработки"</text:span><text:line-break/><text:span text:style-name="T11"> <text:s text:c="7"/></text:span><text:span text:style-name="T3">}</text:span><text:line-break/><text:span text:style-name="T3"> <text:s text:c="3"/>]</text:span><text:line-break/><text:line-break/><text:span text:style-name="T5">def </text:span><text:span text:style-name="T6">get_upsell_technique_message</text:span><text:span text:style-name="T3">():</text:span><text:line-break/><text:span text:style-name="T3"> <text:s text:c="3"/></text:span><text:span text:style-name="T5">return </text:span><text:span text:style-name="T3">[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text"</text:span><text:span text:style-name="T3">,</text:span><text:line-break/><text:span text:style-name="T3"> <text:s text:c="11"/></text:span><text:span text:style-name="T11">"content"</text:span><text:span text:style-name="T3">: </text:span><text:span text:style-name="T11">"Смотрите, я сейчас художнику передавала вашу фотографию, он попросил меня показать вам нашу ручную работу красками..."</text:span><text:line-break/><text:span text:style-name="T11"> <text:s text:c="7"/></text:span><text:span text:style-name="T3">},</text:span><text:line-break/><text:span text:style-name="T3"> <text:s text:c="7"/>{</text:span><text:line-break/><text:span text:style-name="T3"> <text:s text:c="11"/></text:span><text:span text:style-name="T11">"type"</text:span><text:span text:style-name="T3">: </text:span><text:span text:style-name="T11">"image"</text:span><text:span text:style-name="T3">,</text:span><text:line-break/><text:span text:style-name="T3"> <text:s text:c="11"/></text:span><text:span text:style-name="T11">"content"</text:span><text:span text:style-name="T3">: </text:span><text:span text:style-name="T11">"https://example.com/oil-painting.jpg"</text:span><text:span text:style-name="T3">,</text:span><text:line-break/><text:span text:style-name="T3"> <text:s text:c="11"/></text:span><text:span text:style-name="T11">"caption"</text:span><text:span text:style-name="T3">: </text:span><text:span text:style-name="T11">"Портрет масляными красками"</text:span><text:line-break/><text:span text:style-name="T11"> <text:s text:c="7"/></text:span><text:span text:style-name="T3">}</text:span><text:line-break/><text:span text:style-name="T3"> <text:s text:c="3"/>]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2">###bot.</text:span><text:span text:style-name="T1">prompts.py</text:span></text:p>
      <text:p text:style-name="P4"><text:span text:style-name="T5">from </text:span><text:span text:style-name="T3">models </text:span><text:span text:style-name="T5">import </text:span><text:span text:style-name="T3">UserContext</text:span><text:line-break/><text:span text:style-name="T5">from </text:span><text:span text:style-name="T3">typing </text:span><text:span text:style-name="T5">import </text:span><text:span text:style-name="T3">Dict, Any, List</text:span><text:line-break/><text:line-break/><text:span text:style-name="T9"># Базовые промпты для каждого состояния</text:span><text:line-break/><text:span text:style-name="T3">STATE_PROMPTS = {</text:span><text:line-break/><text:span text:style-name="T3"> <text:s text:c="3"/></text:span><text:span text:style-name="T11">"initial"</text:span><text:span text:style-name="T3">: {</text:span><text:line-break/><text:soft-page-break/><text:span text:style-name="T3"> <text:s text:c="7"/></text:span><text:span text:style-name="T11">"message"</text:span><text:span text:style-name="T3">: </text:span><text:span text:style-name="T11">"Здравствуйте! Добро пожаловать в студию портретов на холсте. Меня зовут {assistant_name}, я ваш персональный менеджер. Расскажите, пожалуйста, как вас зовут?"</text:span><text:span text:style-name="T3">,</text:span><text:line-break/><text:span text:style-name="T3"> <text:s text:c="7"/></text:span><text:span text:style-name="T11">"buttons"</text:span><text:span text:style-name="T3">: </text:span><text:span text:style-name="T5">None</text:span><text:line-break/><text:span text:style-name="T5"> <text:s text:c="3"/></text:span><text:span text:style-name="T3">},</text:span><text:line-break/><text:span text:style-name="T3"> <text:s text:c="3"/></text:span><text:span text:style-name="T11">"greeting_sent"</text:span><text:span text:style-name="T3">: {</text:span><text:line-break/><text:span text:style-name="T3"> <text:s text:c="7"/></text:span><text:span text:style-name="T11">"message"</text:span><text:span text:style-name="T3">: </text:span><text:span text:style-name="T11">"{user_name}, здравствуйте! Для расчета стоимости мне нужна Ваша фотография, чтобы подобрать для Вас стилистику. Наши художники рисуют на графических планшетах вручную, не используют обработку фильтрами. Сможете прислать в чат?"</text:span><text:span text:style-name="T3">,</text:span><text:line-break/><text:span text:style-name="T3"> <text:s text:c="7"/></text:span><text:span text:style-name="T11">"buttons"</text:span><text:span text:style-name="T3">: [</text:span><text:span text:style-name="T11">"Да, присылаю фото"</text:span><text:span text:style-name="T3">, </text:span><text:span text:style-name="T11">"Нужна консультация"</text:span><text:span text:style-name="T3">]</text:span><text:line-break/><text:span text:style-name="T3"> <text:s text:c="3"/>},</text:span><text:line-break/><text:span text:style-name="T3"> <text:s text:c="3"/></text:span><text:span text:style-name="T11">"photo_received"</text:span><text:span text:style-name="T3">: {</text:span><text:line-break/><text:span text:style-name="T3"> <text:s text:c="7"/></text:span><text:span text:style-name="T11">"message"</text:span><text:span text:style-name="T3">: </text:span><text:span text:style-name="T11">"Отлично! Для Вашей фотографии отлично подойдет стиль художественная живопись с имитацией техники масляных мазков. Сейчас пришлю примеры наших актуальных работ."</text:span><text:span text:style-name="T3">,</text:span><text:line-break/><text:span text:style-name="T3"> <text:s text:c="7"/></text:span><text:span text:style-name="T11">"buttons"</text:span><text:span text:style-name="T3">: </text:span><text:span text:style-name="T5">None</text:span><text:line-break/><text:span text:style-name="T5"> <text:s text:c="3"/></text:span><text:span text:style-name="T3">},</text:span><text:line-break/><text:span text:style-name="T3"> <text:s text:c="3"/></text:span><text:span text:style-name="T11">"style_examples_sent"</text:span><text:span text:style-name="T3">: {</text:span><text:line-break/><text:span text:style-name="T3"> <text:s text:c="7"/></text:span><text:span text:style-name="T11">"message"</text:span><text:span text:style-name="T3">: </text:span><text:span text:style-name="T11">"Мы используем только ручную прорисовку, а не обработку фильтрами </text:span><text:span text:style-name="T12">✍️</text:span><text:span text:style-name="T11"> Вот ещё наглядный пример до/после. Обратите внимание на детализацию. Какой пример по стилистике Вам больше всего понравился?"</text:span><text:span text:style-name="T3">,</text:span><text:line-break/><text:span text:style-name="T3"> <text:s text:c="7"/></text:span><text:span text:style-name="T11">"buttons"</text:span><text:span text:style-name="T3">: [</text:span><text:span text:style-name="T11">"Художественная живопись"</text:span><text:span text:style-name="T3">, </text:span><text:span text:style-name="T11">"Дрим Арт"</text:span><text:span text:style-name="T3">, </text:span><text:span text:style-name="T11">"Лав Из"</text:span><text:span text:style-name="T3">, </text:span><text:span text:style-name="T11">"Другое"</text:span><text:span text:style-name="T3">]</text:span><text:line-break/><text:span text:style-name="T3"> <text:s text:c="3"/>},</text:span><text:line-break/><text:span text:style-name="T3"> <text:s text:c="3"/></text:span><text:span text:style-name="T11">"style_selected"</text:span><text:span text:style-name="T3">: {</text:span><text:line-break/><text:span text:style-name="T3"> <text:s text:c="7"/></text:span><text:span text:style-name="T11">"message"</text:span><text:span text:style-name="T3">: </text:span><text:span text:style-name="T11">"Отлично по стилистике мы с Вами подобрали {selected_style}. И в качестве бонуса попрошу художника сделать для Вас 3 варианта макета с разными фонами. Уточню последнюю деталь для расчета по стоимости: в каком городе планируете получение готовой работы и к какой дате?"</text:span><text:span text:style-name="T3">,</text:span><text:line-break/><text:span text:style-name="T3"> <text:s text:c="7"/></text:span><text:span text:style-name="T11">"buttons"</text:span><text:span text:style-name="T3">: </text:span><text:span text:style-name="T5">None</text:span><text:line-break/><text:span text:style-name="T5"> <text:s text:c="3"/></text:span><text:span text:style-name="T3">},</text:span><text:line-break/><text:span text:style-name="T3"> <text:s text:c="3"/></text:span><text:span text:style-name="T11">"city_date_asked"</text:span><text:span text:style-name="T3">: {</text:span><text:line-break/><text:span text:style-name="T3"> <text:s text:c="7"/></text:span><text:span text:style-name="T11">"message"</text:span><text:span text:style-name="T3">: </text:span><text:span text:style-name="T11">"Спасибо! В {city} есть наши партнеры, получение готового портрета будет там. Сейчас сориентирую Вас по стоимости и нашим размерам."</text:span><text:span text:style-name="T3">,</text:span><text:line-break/><text:span text:style-name="T3"> <text:s text:c="7"/></text:span><text:span text:style-name="T11">"buttons"</text:span><text:span text:style-name="T3">: </text:span><text:span text:style-name="T5">None</text:span><text:line-break/><text:span text:style-name="T5"> <text:s text:c="3"/></text:span><text:span text:style-name="T3">},</text:span><text:line-break/><text:span text:style-name="T3"> <text:s text:c="3"/></text:span><text:span text:style-name="T11">"calculation_sent"</text:span><text:span text:style-name="T3">: {</text:span><text:line-break/><text:span text:style-name="T3"> <text:s text:c="7"/></text:span><text:span text:style-name="T11">"message"</text:span><text:span text:style-name="T3">: </text:span><text:span text:style-name="T11">"Стоимость портрета {selected_size} с {people_count} человек(ом): {price} руб. Выберите подходящий размер:"</text:span><text:span text:style-name="T3">,</text:span><text:line-break/><text:span text:style-name="T3"> <text:s text:c="7"/></text:span><text:span text:style-name="T11">"buttons"</text:span><text:span text:style-name="T3">: [</text:span><text:span text:style-name="T11">"30x40 (3000 руб)"</text:span><text:span text:style-name="T3">, </text:span><text:span text:style-name="T11">"40x60 (4500 руб)"</text:span><text:span text:style-name="T3">, </text:span><text:span text:style-name="T11">"50x70 (6000 руб)"</text:span><text:span text:style-name="T3">, </text:span><text:span text:style-name="T11">"60x80 (8000 руб)"</text:span><text:span text:style-name="T3">,</text:span><text:line-break/><text:span text:style-name="T3"> <text:s text:c="19"/></text:span><text:span text:style-name="T11">"70x100 (10000 руб)"</text:span><text:span text:style-name="T3">]</text:span><text:line-break/><text:span text:style-name="T3"> <text:s text:c="3"/>},</text:span><text:line-break/><text:span text:style-name="T3"> <text:s text:c="3"/></text:span><text:span text:style-name="T11">"payment_details_sent"</text:span><text:span text:style-name="T3">: {</text:span><text:line-break/><text:span text:style-name="T3"> <text:s text:c="7"/></text:span><text:span text:style-name="T11">"message"</text:span><text:span text:style-name="T3">: </text:span><text:span text:style-name="T11">"Отлично! Для начала работы внесите предоплату 500 руб. на карту 2200 0000 0000 0000. После оплаты пришлите скриншот чека."</text:span><text:span text:style-name="T3">,</text:span><text:line-break/><text:span text:style-name="T3"> <text:s text:c="7"/></text:span><text:span text:style-name="T11">"buttons"</text:span><text:span text:style-name="T3">: [</text:span><text:span text:style-name="T11">"Оплатил"</text:span><text:span text:style-name="T3">, </text:span><text:span text:style-name="T11">"Вопрос по оплате"</text:span><text:span text:style-name="T3">]</text:span><text:line-break/><text:span text:style-name="T3"> <text:s text:c="3"/>},</text:span><text:line-break/><text:span text:style-name="T3"> <text:s text:c="3"/></text:span><text:span text:style-name="T11">"upsell_technique"</text:span><text:span text:style-name="T3">: {</text:span><text:line-break/><text:span text:style-name="T3"> <text:s text:c="7"/></text:span><text:span text:style-name="T11">"message"</text:span><text:span text:style-name="T3">: </text:span><text:span text:style-name="T11">"Смотрите, я сейчас художнику передавала вашу фотографию, он попросил меня показать вам нашу ручную работу красками. Каждая деталь на картине будет написана нашим художником вручную на холсте красками. Рассмотрите такой вариант?"</text:span><text:span text:style-name="T3">,</text:span><text:line-break/><text:span text:style-name="T3"> <text:s text:c="7"/></text:span><text:span text:style-name="T11">"buttons"</text:span><text:span text:style-name="T3">: [</text:span><text:span text:style-name="T11">"Расскажите подробнее"</text:span><text:span text:style-name="T3">, </text:span><text:span text:style-name="T11">"Оставить цифровой вариант"</text:span><text:span text:style-name="T3">, </text:span><text:span text:style-name="T11">"Посмотреть примеры"</text:span><text:span text:style-name="T3">]</text:span><text:line-break/><text:span text:style-name="T3"> <text:s text:c="3"/>},</text:span><text:line-break/><text:span text:style-name="T3"> <text:s text:c="3"/></text:span><text:span text:style-name="T9"># ... добавьте промпты для других состояний</text:span><text:line-break/><text:span text:style-name="T3">}</text:span><text:line-break/><text:line-break/><text:line-break/><text:span text:style-name="T9"># Функции для форматирования промптов с учетом контекста</text:span><text:line-break/><text:span text:style-name="T5">def </text:span><text:span text:style-name="T6">get_prompt</text:span><text:span text:style-name="T3">(state: </text:span><text:span text:style-name="T8">str</text:span><text:span text:style-name="T3">, context: UserContext = </text:span><text:span text:style-name="T5">None</text:span><text:span text:style-name="T3">, assistant_name: </text:span><text:span text:style-name="T8">str </text:span><text:span text:style-name="T3">= </text:span><text:span text:style-name="T11">"Менеджер"</text:span><text:span text:style-name="T3">) -</text:span><text:soft-page-break/><text:span text:style-name="T3">&gt; Dict[</text:span><text:span text:style-name="T8">str</text:span><text:span text:style-name="T3">, Any]:</text:span><text:line-break/><text:span text:style-name="T3"> <text:s text:c="3"/>prompt = STATE_PROMPTS.get(state, {}).copy()</text:span><text:line-break/><text:line-break/><text:span text:style-name="T3"> <text:s text:c="3"/></text:span><text:span text:style-name="T5">if not </text:span><text:span text:style-name="T3">prompt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"</text:span><text:span text:style-name="T3">: </text:span><text:span text:style-name="T11">"Извините, я не понял ваш запрос. Пожалуйста, попробуйте сформулировать иначе."</text:span><text:span text:style-name="T3">,</text:span><text:line-break/><text:span text:style-name="T3"> <text:s text:c="11"/></text:span><text:span text:style-name="T11">"buttons"</text:span><text:span text:style-name="T3">: </text:span><text:span text:style-name="T5">None</text:span><text:line-break/><text:span text:style-name="T5"> <text:s text:c="7"/></text:span><text:span text:style-name="T3">}</text:span><text:line-break/><text:line-break/><text:span text:style-name="T3"> <text:s text:c="3"/></text:span><text:span text:style-name="T9"># Заменяем плейсхолдеры на значения из контекста</text:span><text:line-break/><text:span text:style-name="T9"> <text:s text:c="3"/></text:span><text:span text:style-name="T5">if </text:span><text:span text:style-name="T3">context </text:span><text:span text:style-name="T5">and </text:span><text:span text:style-name="T11">"{user_name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user_name}"</text:span><text:span text:style-name="T3">, context.user_name </text:span><text:span text:style-name="T5">or </text:span><text:span text:style-name="T11">"клиент"</text:span><text:span text:style-name="T3">)</text:span><text:line-break/><text:line-break/><text:span text:style-name="T3"> <text:s text:c="3"/></text:span><text:span text:style-name="T5">if </text:span><text:span text:style-name="T3">context </text:span><text:span text:style-name="T5">and </text:span><text:span text:style-name="T11">"{selected_style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selected_style}"</text:span><text:span text:style-name="T3">,</text:span><text:line-break/><text:span text:style-name="T3"> <text:s text:c="53"/>context.selected_style </text:span><text:span text:style-name="T5">or </text:span><text:span text:style-name="T11">"художественную живопись"</text:span><text:span text:style-name="T3">)</text:span><text:line-break/><text:line-break/><text:span text:style-name="T3"> <text:s text:c="3"/></text:span><text:span text:style-name="T5">if </text:span><text:span text:style-name="T3">context </text:span><text:span text:style-name="T5">and </text:span><text:span text:style-name="T11">"{city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city}"</text:span><text:span text:style-name="T3">, context.city </text:span><text:span text:style-name="T5">or </text:span><text:span text:style-name="T11">"вашем городе"</text:span><text:span text:style-name="T3">)</text:span><text:line-break/><text:line-break/><text:span text:style-name="T3"> <text:s text:c="3"/></text:span><text:span text:style-name="T5">if </text:span><text:span text:style-name="T3">context </text:span><text:span text:style-name="T5">and </text:span><text:span text:style-name="T11">"{selected_size}" </text:span><text:span text:style-name="T5">in </text:span><text:span text:style-name="T3">prompt[</text:span><text:span text:style-name="T11">"message"</text:span><text:span text:style-name="T3">] </text:span><text:span text:style-name="T5">and </text:span><text:span text:style-name="T11">"{price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</text:span><text:span text:style-name="T5">from </text:span><text:span text:style-name="T3">bot.messages </text:span><text:span text:style-name="T5">import </text:span><text:span text:style-name="T3">calculate_price</text:span><text:line-break/><text:span text:style-name="T3"> <text:s text:c="7"/>price = calculate_price(context.selected_size, context.people_count)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selected_size}"</text:span><text:span text:style-name="T3">, context.selected_size </text:span><text:span text:style-name="T5">or </text:span><text:span text:style-name="T11">"40x60"</text:span><text:span text:style-name="T3">)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price}"</text:span><text:span text:style-name="T3">, </text:span><text:span text:style-name="T8">str</text:span><text:span text:style-name="T3">(price))</text:span><text:line-break/><text:line-break/><text:span text:style-name="T3"> <text:s text:c="3"/></text:span><text:span text:style-name="T5">if </text:span><text:span text:style-name="T3">context </text:span><text:span text:style-name="T5">and </text:span><text:span text:style-name="T11">"{people_count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people_count}"</text:span><text:span text:style-name="T3">, </text:span><text:span text:style-name="T8">str</text:span><text:span text:style-name="T3">(context.people_count))</text:span><text:line-break/><text:line-break/><text:span text:style-name="T3"> <text:s text:c="3"/></text:span><text:span text:style-name="T5">if </text:span><text:span text:style-name="T11">"{assistant_name}" </text:span><text:span text:style-name="T5">in </text:span><text:span text:style-name="T3">prompt[</text:span><text:span text:style-name="T11">"message"</text:span><text:span text:style-name="T3">]:</text:span><text:line-break/><text:span text:style-name="T3"> <text:s text:c="7"/>prompt[</text:span><text:span text:style-name="T11">"message"</text:span><text:span text:style-name="T3">] = prompt[</text:span><text:span text:style-name="T11">"message"</text:span><text:span text:style-name="T3">].replace(</text:span><text:span text:style-name="T11">"{assistant_name}"</text:span><text:span text:style-name="T3">, assistant_name)</text:span><text:line-break/><text:line-break/><text:span text:style-name="T3"> <text:s text:c="3"/></text:span><text:span text:style-name="T5">return </text:span><text:span text:style-name="T3">prompt</text:span><text:line-break/><text:line-break/><text:line-break/><text:span text:style-name="T9"># Специальные промпты для обработки определенных ситуаций</text:span><text:line-break/><text:span text:style-name="T3">SPECIAL_PROMPTS = {</text:span><text:line-break/><text:span text:style-name="T3"> <text:s text:c="3"/></text:span><text:span text:style-name="T11">"price_question"</text:span><text:span text:style-name="T3">: </text:span><text:span text:style-name="T11">"Смотрите, я конечно же Вас сориентирую по стоимости, но мне нужно понимать масштаб работы и взглянуть на фотографию. Ориентировочная стоимость наших портретов идет от 3000 рублей. Удобно будет прислать фотографию в чат?"</text:span><text:span text:style-name="T3">,</text:span><text:line-break/><text:span text:style-name="T3"> <text:s text:c="3"/></text:span><text:span text:style-name="T11">"location_question"</text:span><text:span text:style-name="T3">: </text:span><text:span text:style-name="T11">"У нас более пятидесяти мастерских по всей России. Подскажите, пожалуйста, из какого города Вы обращаетесь, я проверю информацию."</text:span><text:span text:style-name="T3">,</text:span><text:line-break/><text:span text:style-name="T3"> <text:s text:c="3"/></text:span><text:span text:style-name="T11">"urgency_question"</text:span><text:span text:style-name="T3">: </text:span><text:span text:style-name="T11">"У нас есть срочное изготовление портретов, идет с доплатой. К какой дате вам нужно успеть?"</text:span><text:span text:style-name="T3">,</text:span><text:line-break/><text:span text:style-name="T3">}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pan text:style-name="T2">###</text:span><text:span text:style-name="T1">states.py</text:span></text:p>
      <text:p text:style-name="P4"><text:span text:style-name="T5">import </text:span><text:span text:style-name="T3">re</text:span><text:line-break/><text:span text:style-name="T5">from </text:span><text:span text:style-name="T3">models </text:span><text:span text:style-name="T5">import </text:span><text:span text:style-name="T3">UserState, UserContext</text:span><text:line-break/><text:span text:style-name="T5">from </text:span><text:span text:style-name="T3">bot.prompts </text:span><text:span text:style-name="T5">import </text:span><text:span text:style-name="T3">get_prompt, SPECIAL_PROMPTS</text:span><text:line-break/><text:span text:style-name="T5">from </text:span><text:span text:style-name="T3">bot.messages </text:span><text:span text:style-name="T5">import </text:span><text:span text:style-name="T3">get_style_examples, get_upsell_technique_message</text:span><text:line-break/><text:span text:style-name="T5">from </text:span><text:span text:style-name="T3">bot.ai_client </text:span><text:span text:style-name="T5">import </text:span><text:span text:style-name="T3">ai_client</text:span><text:line-break/><text:soft-page-break/><text:line-break/><text:line-break/><text:span text:style-name="T5">async def </text:span><text:span text:style-name="T6">handle_initial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9"># Извлекаем имя пользователя из сообщения (если есть)</text:span><text:line-break/><text:span text:style-name="T9"> <text:s text:c="3"/></text:span><text:span text:style-name="T3">user_name = extract_name(message)</text:span><text:line-break/><text:span text:style-name="T3"> <text:s text:c="3"/>update_context = {</text:span><text:span text:style-name="T11">"user_name"</text:span><text:span text:style-name="T3">: user_name} </text:span><text:span text:style-name="T5">if </text:span><text:span text:style-name="T3">user_name </text:span><text:span text:style-name="T5">else </text:span><text:span text:style-name="T3">{}</text:span><text:line-break/><text:line-break/><text:span text:style-name="T3"> <text:s text:c="3"/>prompt = get_prompt(</text:span><text:span text:style-name="T11">"initial"</text:span><text:span text:style-name="T3">, context)</text:span><text:line-break/><text:line-break/><text:span text:style-name="T3"> <text:s text:c="3"/></text:span><text:span text:style-name="T5">return </text:span><text:span text:style-name="T3">{</text:span><text:line-break/><text:span text:style-name="T3"> <text:s text:c="7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7"/></text:span><text:span text:style-name="T11">"new_state"</text:span><text:span text:style-name="T3">: UserState.GREETING_SENT,</text:span><text:line-break/><text:span text:style-name="T3"> <text:s text:c="7"/></text:span><text:span text:style-name="T11">"context_update"</text:span><text:span text:style-name="T3">: update_context</text:span><text:line-break/><text:span text:style-name="T3"> <text:s text:c="3"/>}</text:span><text:line-break/><text:line-break/><text:line-break/><text:span text:style-name="T5">async def </text:span><text:span text:style-name="T6">handle_greeting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9"># Проверяем, прислал ли пользователь фото или ответил на вопрос</text:span><text:line-break/><text:span text:style-name="T9"> <text:s text:c="3"/></text:span><text:span text:style-name="T5">if </text:span><text:span text:style-name="T3">has_photo_indication(message):</text:span><text:line-break/><text:span text:style-name="T3"> <text:s text:c="7"/>prompt = get_prompt(</text:span><text:span text:style-name="T11">"photo_receiv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HOTO_RECEIVED,</text:span><text:line-break/><text:span text:style-name="T3"> <text:s text:c="11"/></text:span><text:span text:style-name="T11">"context_update"</text:span><text:span text:style-name="T3">: {</text:span><text:span text:style-name="T11">"photo_received"</text:span><text:span text:style-name="T3">: </text:span><text:span text:style-name="T5">True</text:span><text:span text:style-name="T3">}</text:span><text:line-break/><text:span text:style-name="T3"> <text:s text:c="7"/>}</text:span><text:line-break/><text:span text:style-name="T3"> <text:s text:c="3"/></text:span><text:span text:style-name="T5">elif </text:span><text:span text:style-name="T3">is_price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price_question"</text:span><text:span text:style-name="T3">]}],</text:span><text:line-break/><text:span text:style-name="T3"> <text:s text:c="11"/></text:span><text:span text:style-name="T11">"new_state"</text:span><text:span text:style-name="T3">: UserState.GREETING_SENT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if </text:span><text:span text:style-name="T3">is_location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location_question"</text:span><text:span text:style-name="T3">]}],</text:span><text:line-break/><text:span text:style-name="T3"> <text:s text:c="11"/></text:span><text:span text:style-name="T11">"new_state"</text:span><text:span text:style-name="T3">: UserState.GREETING_SENT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greeting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GREETING_SENT</text:span><text:line-break/><text:span text:style-name="T3"> <text:s text:c="7"/>}</text:span><text:line-break/><text:line-break/><text:line-break/><text:span text:style-name="T5">async def </text:span><text:span text:style-name="T6">handle_photo_received</text:span><text:span text:style-name="T3">(</text:span><text:span text:style-name="T7">user_id: str</text:span><text:span text:style-name="T3">, </text:span><text:span text:style-name="T7">context: UserContext</text:span><text:span text:style-name="T3">, </text:span><text:span text:style-name="T7">message: str</text:span><text:span text:style-name="T3">) -&gt; </text:span><text:span text:style-name="T8">dict</text:span><text:span text:style-name="T3">:</text:span><text:line-break/><text:span text:style-name="T3"> <text:s text:c="3"/></text:span><text:span text:style-name="T9"># После подтверждения получения фото показываем примеры стилей</text:span><text:line-break/><text:span text:style-name="T9"> <text:s text:c="3"/></text:span><text:span text:style-name="T5">return </text:span><text:span text:style-name="T3">{</text:span><text:line-break/><text:span text:style-name="T3"> <text:s text:c="7"/></text:span><text:span text:style-name="T11">"messages"</text:span><text:span text:style-name="T3">: get_style_examples(),</text:span><text:line-break/><text:span text:style-name="T3"> <text:s text:c="7"/></text:span><text:span text:style-name="T11">"new_state"</text:span><text:span text:style-name="T3">: UserState.STYLE_EXAMPLES_SENT,</text:span><text:line-break/><text:span text:style-name="T3"> <text:s text:c="7"/></text:span><text:span text:style-name="T11">"context_update"</text:span><text:span text:style-name="T3">: {}</text:span><text:line-break/><text:span text:style-name="T3"> <text:s text:c="3"/>}</text:span><text:line-break/><text:line-break/><text:line-break/><text:span text:style-name="T5">async def </text:span><text:span text:style-name="T6">handle_style_examples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selected_style = extract_style_from_message(message)</text:span><text:line-break/><text:span text:style-name="T3"> <text:s text:c="3"/></text:span><text:span text:style-name="T5">if </text:span><text:span text:style-name="T3">selected_style:</text:span><text:line-break/><text:span text:style-name="T3"> <text:s text:c="7"/>prompt = get_prompt(</text:span><text:span text:style-name="T11">"style_select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oft-page-break/><text:span text:style-name="T3"> <text:s text:c="11"/></text:span><text:span text:style-name="T11">"new_state"</text:span><text:span text:style-name="T3">: UserState.CITY_DATE_ASKED,</text:span><text:line-break/><text:span text:style-name="T3"> <text:s text:c="11"/></text:span><text:span text:style-name="T11">"context_update"</text:span><text:span text:style-name="T3">: {</text:span><text:span text:style-name="T11">"selected_style"</text:span><text:span text:style-name="T3">: selected_style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style_examples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STYLE_EXAMPLES_SENT</text:span><text:line-break/><text:span text:style-name="T3"> <text:s text:c="7"/>}</text:span><text:line-break/><text:line-break/><text:line-break/><text:span text:style-name="T5">async def </text:span><text:span text:style-name="T6">handle_city_date_asked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city, date = extract_city_and_date(message)</text:span><text:line-break/><text:span text:style-name="T3"> <text:s text:c="3"/></text:span><text:span text:style-name="T5">if </text:span><text:span text:style-name="T3">city </text:span><text:span text:style-name="T5">and </text:span><text:span text:style-name="T3">date:</text:span><text:line-break/><text:span text:style-name="T3"> <text:s text:c="7"/>prompt = get_prompt(</text:span><text:span text:style-name="T11">"city_date_asked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CALCULATION_SENT,</text:span><text:line-break/><text:span text:style-name="T3"> <text:s text:c="11"/></text:span><text:span text:style-name="T11">"context_update"</text:span><text:span text:style-name="T3">: {</text:span><text:span text:style-name="T11">"city"</text:span><text:span text:style-name="T3">: city, </text:span><text:span text:style-name="T11">"deadline"</text:span><text:span text:style-name="T3">: date}</text:span><text:line-break/><text:span text:style-name="T3"> <text:s text:c="7"/>}</text:span><text:line-break/><text:span text:style-name="T3"> <text:s text:c="3"/></text:span><text:span text:style-name="T5">elif </text:span><text:span text:style-name="T3">is_urgency_question(message)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SPECIAL_PROMPTS[</text:span><text:span text:style-name="T11">"urgency_question"</text:span><text:span text:style-name="T3">]}],</text:span><text:line-break/><text:span text:style-name="T3"> <text:s text:c="11"/></text:span><text:span text:style-name="T11">"new_state"</text:span><text:span text:style-name="T3">: UserState.CITY_DATE_ASKED,</text:span><text:line-break/><text:span text:style-name="T3"> <text:s text:c="11"/></text:span><text:span text:style-name="T11">"context_update"</text:span><text:span text:style-name="T3">: {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line-break/><text:span text:style-name="T3"> <text:s text:c="15"/></text:span><text:span text:style-name="T11">"type"</text:span><text:span text:style-name="T3">: </text:span><text:span text:style-name="T11">"text"</text:span><text:span text:style-name="T3">,</text:span><text:line-break/><text:span text:style-name="T3"> <text:s text:c="15"/></text:span><text:span text:style-name="T11">"content"</text:span><text:span text:style-name="T3">: </text:span><text:span text:style-name="T11">"Пожалуйста, укажите город и дату, например: 'Москва, к 25 декабря'"</text:span><text:line-break/><text:span text:style-name="T11"> <text:s text:c="11"/></text:span><text:span text:style-name="T3">}],</text:span><text:line-break/><text:span text:style-name="T3"> <text:s text:c="11"/></text:span><text:span text:style-name="T11">"new_state"</text:span><text:span text:style-name="T3">: UserState.CITY_DATE_ASKED</text:span><text:line-break/><text:span text:style-name="T3"> <text:s text:c="7"/>}</text:span><text:line-break/><text:line-break/><text:line-break/><text:span text:style-name="T5">async def </text:span><text:span text:style-name="T6">handle_calculation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selected_size = extract_size_from_message(message)</text:span><text:line-break/><text:span text:style-name="T3"> <text:s text:c="3"/></text:span><text:span text:style-name="T5">if </text:span><text:span text:style-name="T3">selected_size:</text:span><text:line-break/><text:span text:style-name="T3"> <text:s text:c="7"/>prompt = get_prompt(</text:span><text:span text:style-name="T11">"calculation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AYMENT_DETAILS_SENT,</text:span><text:line-break/><text:span text:style-name="T3"> <text:s text:c="11"/></text:span><text:span text:style-name="T11">"context_update"</text:span><text:span text:style-name="T3">: {</text:span><text:span text:style-name="T11">"selected_size"</text:span><text:span text:style-name="T3">: selected_size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calculation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CALCULATION_SENT</text:span><text:line-break/><text:span text:style-name="T3"> <text:s text:c="7"/>}</text:span><text:line-break/><text:line-break/><text:line-break/><text:span text:style-name="T5">async def </text:span><text:span text:style-name="T6">handle_payment_details_sent</text:span><text:span text:style-name="T3">(</text:span><text:span text:style-name="T7">user_id: str</text:span><text:span text:style-name="T3">, context: UserContext, message: </text:span><text:span text:style-name="T8">str</text:span><text:span text:style-name="T3">) -&gt; </text:span><text:span text:style-name="T8">dict</text:span><text:span text:style-name="T3">:</text:span><text:line-break/><text:span text:style-name="T3"> <text:s text:c="3"/></text:span><text:span text:style-name="T5">if </text:span><text:span text:style-name="T3">has_payment_confirmation(message):</text:span><text:line-break/><text:span text:style-name="T3"> <text:s text:c="7"/>prompt = get_prompt(</text:span><text:span text:style-name="T11">"upsell_technique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UPSELL_TECHNIQUE,</text:span><text:line-break/><text:soft-page-break/><text:span text:style-name="T3"> <text:s text:c="11"/></text:span><text:span text:style-name="T11">"context_update"</text:span><text:span text:style-name="T3">: {</text:span><text:span text:style-name="T11">"payment_made"</text:span><text:span text:style-name="T3">: </text:span><text:span text:style-name="T5">True</text:span><text:span text:style-name="T3">}</text:span><text:line-break/><text:span text:style-name="T3"> <text:s text:c="7"/>}</text:span><text:line-break/><text:span text:style-name="T3"> <text:s text:c="3"/></text:span><text:span text:style-name="T5">else</text:span><text:span text:style-name="T3">:</text:span><text:line-break/><text:span text:style-name="T3"> <text:s text:c="7"/>prompt = get_prompt(</text:span><text:span text:style-name="T11">"payment_details_sent"</text:span><text:span text:style-name="T3">, context)</text:span><text:line-break/><text:span text:style-name="T3"> <text:s text:c="7"/></text:span><text:span text:style-name="T5">return </text:span><text:span text:style-name="T3">{</text:span><text:line-break/><text:span text:style-name="T3"> <text:s text:c="11"/></text:span><text:span text:style-name="T11">"messages"</text:span><text:span text:style-name="T3">: [{</text:span><text:span text:style-name="T11">"type"</text:span><text:span text:style-name="T3">: </text:span><text:span text:style-name="T11">"text"</text:span><text:span text:style-name="T3">, </text:span><text:span text:style-name="T11">"content"</text:span><text:span text:style-name="T3">: prompt[</text:span><text:span text:style-name="T11">"message"</text:span><text:span text:style-name="T3">]}],</text:span><text:line-break/><text:span text:style-name="T3"> <text:s text:c="11"/></text:span><text:span text:style-name="T11">"new_state"</text:span><text:span text:style-name="T3">: UserState.PAYMENT_DETAILS_SENT</text:span><text:line-break/><text:span text:style-name="T3"> <text:s text:c="7"/>}</text:span><text:line-break/><text:line-break/><text:line-break/><text:span text:style-name="T9"># Дополнительные функции для определения типа сообщения</text:span><text:line-break/><text:span text:style-name="T5">def </text:span><text:span text:style-name="T6">is_price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rice_keywords = [</text:span><text:span text:style-name="T11">"сколько стоит"</text:span><text:span text:style-name="T3">, </text:span><text:span text:style-name="T11">"цена"</text:span><text:span text:style-name="T3">, </text:span><text:span text:style-name="T11">"стоимость"</text:span><text:span text:style-name="T3">, </text:span><text:span text:style-name="T11">"ценник"</text:span><text:span text:style-name="T3">, </text:span><text:span text:style-name="T11">"прайс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rice_keywords)</text:span><text:line-break/><text:line-break/><text:line-break/><text:span text:style-name="T5">def </text:span><text:span text:style-name="T6">is_location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location_keywords = [</text:span><text:span text:style-name="T11">"где находитесь"</text:span><text:span text:style-name="T3">, </text:span><text:span text:style-name="T11">"адрес"</text:span><text:span text:style-name="T3">, </text:span><text:span text:style-name="T11">"локация"</text:span><text:span text:style-name="T3">, </text:span><text:span text:style-name="T11">"магазин"</text:span><text:span text:style-name="T3">, </text:span><text:span text:style-name="T11">"офис"</text:span><text:span text:style-name="T3">, </text:span><text:span text:style-name="T11">"салон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location_keywords)</text:span><text:line-break/><text:line-break/><text:line-break/><text:span text:style-name="T5">def </text:span><text:span text:style-name="T6">is_urgency_ques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urgency_keywords = [</text:span><text:span text:style-name="T11">"срочно"</text:span><text:span text:style-name="T3">, </text:span><text:span text:style-name="T11">"быстро"</text:span><text:span text:style-name="T3">, </text:span><text:span text:style-name="T11">"когда будет готов"</text:span><text:span text:style-name="T3">, </text:span><text:span text:style-name="T11">"сроки"</text:span><text:span text:style-name="T3">, </text:span><text:span text:style-name="T11">"успеете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urgency_keywords)</text:span><text:line-break/><text:line-break/><text:line-break/><text:span text:style-name="T9"># Остальные вспомогательные функции остаются без изменений</text:span><text:line-break/><text:span text:style-name="T5">def </text:span><text:span text:style-name="T6">extract_nam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patterns = [</text:span><text:span text:style-name="T11">r"меня зовут (\w+)"</text:span><text:span text:style-name="T3">, </text:span><text:span text:style-name="T11">r"я (\w+)"</text:span><text:span text:style-name="T3">, </text:span><text:span text:style-name="T11">r"это (\w+)"</text:span><text:span text:style-name="T3">]</text:span><text:line-break/><text:span text:style-name="T3"> <text:s text:c="3"/></text:span><text:span text:style-name="T5">for </text:span><text:span text:style-name="T3">pattern </text:span><text:span text:style-name="T5">in </text:span><text:span text:style-name="T3">patterns:</text:span><text:line-break/><text:span text:style-name="T3"> <text:s text:c="7"/>match = re.search(pattern, message, re.IGNORECASE)</text:span><text:line-break/><text:span text:style-name="T3"> <text:s text:c="7"/></text:span><text:span text:style-name="T5">if </text:span><text:span text:style-name="T3">match:</text:span><text:line-break/><text:span text:style-name="T3"> <text:s text:c="11"/></text:span><text:span text:style-name="T5">return </text:span><text:span text:style-name="T3">match.group(</text:span><text:span text:style-name="T13">1</text:span><text:span text:style-name="T3">)</text:span><text:line-break/><text:span text:style-name="T3"> <text:s text:c="3"/></text:span><text:span text:style-name="T5">return None</text:span><text:line-break/><text:line-break/><text:line-break/><text:span text:style-name="T5">def </text:span><text:span text:style-name="T6">has_photo_indica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hoto_keywords = [</text:span><text:span text:style-name="T11">"фото"</text:span><text:span text:style-name="T3">, </text:span><text:span text:style-name="T11">"photо"</text:span><text:span text:style-name="T3">, </text:span><text:span text:style-name="T11">"image"</text:span><text:span text:style-name="T3">, </text:span><text:span text:style-name="T11">"picture"</text:span><text:span text:style-name="T3">, </text:span><text:span text:style-name="T11">"снимок"</text:span><text:span text:style-name="T3">, </text:span><text:span text:style-name="T11">"прилагаю"</text:span><text:span text:style-name="T3">, </text:span><text:span text:style-name="T11">"отправляю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hoto_keywords)</text:span><text:line-break/><text:line-break/><text:line-break/><text:span text:style-name="T5">def </text:span><text:span text:style-name="T6">extract_style_from_messag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styles = {</text:span><text:line-break/><text:span text:style-name="T3"> <text:s text:c="7"/></text:span><text:span text:style-name="T11">"художественн"</text:span><text:span text:style-name="T3">: </text:span><text:span text:style-name="T11">"Художественная живопись"</text:span><text:span text:style-name="T3">,</text:span><text:line-break/><text:span text:style-name="T3"> <text:s text:c="7"/></text:span><text:span text:style-name="T11">"дрим"</text:span><text:span text:style-name="T3">: </text:span><text:span text:style-name="T11">"Дрим Арт"</text:span><text:span text:style-name="T3">,</text:span><text:line-break/><text:span text:style-name="T3"> <text:s text:c="7"/></text:span><text:span text:style-name="T11">"лав"</text:span><text:span text:style-name="T3">: </text:span><text:span text:style-name="T11">"Лав Из"</text:span><text:span text:style-name="T3">,</text:span><text:line-break/><text:span text:style-name="T3"> <text:s text:c="7"/></text:span><text:span text:style-name="T11">"масл"</text:span><text:span text:style-name="T3">: </text:span><text:span text:style-name="T11">"Масляная живопись"</text:span><text:span text:style-name="T3">,</text:span><text:line-break/><text:span text:style-name="T3"> <text:s text:c="7"/></text:span><text:span text:style-name="T11">"акрил"</text:span><text:span text:style-name="T3">: </text:span><text:span text:style-name="T11">"Акриловая живопись"</text:span><text:line-break/><text:span text:style-name="T11"> <text:s text:c="3"/></text:span><text:span text:style-name="T3">}</text:span><text:line-break/><text:line-break/><text:span text:style-name="T3"> <text:s text:c="3"/></text:span><text:span text:style-name="T5">for </text:span><text:span text:style-name="T3">keyword, style </text:span><text:span text:style-name="T5">in </text:span><text:span text:style-name="T3">styles.items():</text:span><text:line-break/><text:span text:style-name="T3"> <text:s text:c="7"/></text:span><text:span text:style-name="T5">if </text:span><text:span text:style-name="T3">keyword </text:span><text:span text:style-name="T5">in </text:span><text:span text:style-name="T3">message.lower():</text:span><text:line-break/><text:span text:style-name="T3"> <text:s text:c="11"/></text:span><text:span text:style-name="T5">return </text:span><text:span text:style-name="T3">style</text:span><text:line-break/><text:span text:style-name="T3"> <text:s text:c="3"/></text:span><text:span text:style-name="T5">return None</text:span><text:line-break/><text:line-break/><text:line-break/><text:span text:style-name="T5">def </text:span><text:span text:style-name="T6">extract_city_and_date</text:span><text:span text:style-name="T3">(message: </text:span><text:span text:style-name="T8">str</text:span><text:span text:style-name="T3">):</text:span><text:line-break/><text:span text:style-name="T3"> <text:s text:c="3"/>cities = [</text:span><text:span text:style-name="T11">"москва"</text:span><text:span text:style-name="T3">, </text:span><text:span text:style-name="T11">"спб"</text:span><text:span text:style-name="T3">, </text:span><text:span text:style-name="T11">"санкт-петербург"</text:span><text:span text:style-name="T3">, </text:span><text:span text:style-name="T11">"казань"</text:span><text:span text:style-name="T3">, </text:span><text:span text:style-name="T11">"новосибирск"</text:span><text:span text:style-name="T3">, </text:span><text:span text:style-name="T11">"екатеринбург"</text:span><text:span text:style-name="T3">]</text:span><text:line-break/><text:soft-page-break/><text:span text:style-name="T3"> <text:s text:c="3"/>date_pattern = </text:span><text:span text:style-name="T11">r"\d{1,2}\s?\w+|\d{1,2}\.\d{1,2}\.?\d{0,4}"</text:span><text:line-break/><text:line-break/><text:span text:style-name="T11"> <text:s text:c="3"/></text:span><text:span text:style-name="T3">found_city = </text:span><text:span text:style-name="T5">None</text:span><text:line-break/><text:span text:style-name="T5"> <text:s text:c="3"/></text:span><text:span text:style-name="T3">found_date = </text:span><text:span text:style-name="T5">None</text:span><text:line-break/><text:line-break/><text:span text:style-name="T5"> <text:s text:c="3"/>for </text:span><text:span text:style-name="T3">city </text:span><text:span text:style-name="T5">in </text:span><text:span text:style-name="T3">cities:</text:span><text:line-break/><text:span text:style-name="T3"> <text:s text:c="7"/></text:span><text:span text:style-name="T5">if </text:span><text:span text:style-name="T3">city </text:span><text:span text:style-name="T5">in </text:span><text:span text:style-name="T3">message.lower():</text:span><text:line-break/><text:span text:style-name="T3"> <text:s text:c="11"/>found_city = city</text:span><text:line-break/><text:span text:style-name="T3"> <text:s text:c="11"/></text:span><text:span text:style-name="T5">break</text:span><text:line-break/><text:line-break/><text:span text:style-name="T5"> <text:s text:c="3"/></text:span><text:span text:style-name="T3">date_match = re.search(date_pattern, message)</text:span><text:line-break/><text:span text:style-name="T3"> <text:s text:c="3"/></text:span><text:span text:style-name="T5">if </text:span><text:span text:style-name="T3">date_match:</text:span><text:line-break/><text:span text:style-name="T3"> <text:s text:c="7"/>found_date = date_match.group(</text:span><text:span text:style-name="T13">0</text:span><text:span text:style-name="T3">)</text:span><text:line-break/><text:line-break/><text:span text:style-name="T3"> <text:s text:c="3"/></text:span><text:span text:style-name="T5">return </text:span><text:span text:style-name="T3">found_city, found_date</text:span><text:line-break/><text:line-break/><text:line-break/><text:span text:style-name="T5">def </text:span><text:span text:style-name="T6">extract_size_from_message</text:span><text:span text:style-name="T3">(message: </text:span><text:span text:style-name="T8">str</text:span><text:span text:style-name="T3">) -&gt; </text:span><text:span text:style-name="T8">str</text:span><text:span text:style-name="T3">:</text:span><text:line-break/><text:span text:style-name="T3"> <text:s text:c="3"/>sizes = [</text:span><text:span text:style-name="T11">"30x40"</text:span><text:span text:style-name="T3">, </text:span><text:span text:style-name="T11">"40x60"</text:span><text:span text:style-name="T3">, </text:span><text:span text:style-name="T11">"50x70"</text:span><text:span text:style-name="T3">, </text:span><text:span text:style-name="T11">"60x80"</text:span><text:span text:style-name="T3">, </text:span><text:span text:style-name="T11">"70x100"</text:span><text:span text:style-name="T3">]</text:span><text:line-break/><text:span text:style-name="T3"> <text:s text:c="3"/></text:span><text:span text:style-name="T5">for </text:span><text:span text:style-name="T3">size </text:span><text:span text:style-name="T5">in </text:span><text:span text:style-name="T3">sizes:</text:span><text:line-break/><text:span text:style-name="T3"> <text:s text:c="7"/></text:span><text:span text:style-name="T5">if </text:span><text:span text:style-name="T3">size </text:span><text:span text:style-name="T5">in </text:span><text:span text:style-name="T3">message:</text:span><text:line-break/><text:span text:style-name="T3"> <text:s text:c="11"/></text:span><text:span text:style-name="T5">return </text:span><text:span text:style-name="T3">size</text:span><text:line-break/><text:span text:style-name="T3"> <text:s text:c="3"/></text:span><text:span text:style-name="T5">return None</text:span><text:line-break/><text:line-break/><text:line-break/><text:span text:style-name="T5">def </text:span><text:span text:style-name="T6">has_payment_confirmation</text:span><text:span text:style-name="T3">(message: </text:span><text:span text:style-name="T8">str</text:span><text:span text:style-name="T3">) -&gt; </text:span><text:span text:style-name="T8">bool</text:span><text:span text:style-name="T3">:</text:span><text:line-break/><text:span text:style-name="T3"> <text:s text:c="3"/>payment_keywords = [</text:span><text:span text:style-name="T11">"оплатил"</text:span><text:span text:style-name="T3">, </text:span><text:span text:style-name="T11">"перевел"</text:span><text:span text:style-name="T3">, </text:span><text:span text:style-name="T11">"сделал платеж"</text:span><text:span text:style-name="T3">, </text:span><text:span text:style-name="T11">"чек"</text:span><text:span text:style-name="T3">, </text:span><text:span text:style-name="T11">"скриншот"</text:span><text:span text:style-name="T3">, </text:span><text:span text:style-name="T11">"квитанция"</text:span><text:span text:style-name="T3">]</text:span><text:line-break/><text:span text:style-name="T3"> <text:s text:c="3"/></text:span><text:span text:style-name="T5">return </text:span><text:span text:style-name="T8">any</text:span><text:span text:style-name="T3">(keyword </text:span><text:span text:style-name="T5">in </text:span><text:span text:style-name="T3">message.lower() </text:span><text:span text:style-name="T5">for </text:span><text:span text:style-name="T3">keyword </text:span><text:span text:style-name="T5">in </text:span><text:span text:style-name="T3">payment_keywords)</text:span><text:line-break/><text:line-break/><text:line-break/><text:span text:style-name="T9"># Словарь обработчиков состояний</text:span><text:line-break/><text:span text:style-name="T3">state_handlers = {</text:span><text:line-break/><text:span text:style-name="T3"> <text:s text:c="3"/>UserState.INITIAL: handle_initial,</text:span><text:line-break/><text:span text:style-name="T3"> <text:s text:c="3"/>UserState.GREETING_SENT: handle_greeting_sent,</text:span><text:line-break/><text:span text:style-name="T3"> <text:s text:c="3"/>UserState.PHOTO_RECEIVED: handle_photo_received,</text:span><text:line-break/><text:span text:style-name="T3"> <text:s text:c="3"/>UserState.STYLE_EXAMPLES_SENT: handle_style_examples_sent,</text:span><text:line-break/><text:span text:style-name="T3"> <text:s text:c="3"/>UserState.CITY_DATE_ASKED: handle_city_date_asked,</text:span><text:line-break/><text:span text:style-name="T3"> <text:s text:c="3"/>UserState.CALCULATION_SENT: handle_calculation_sent,</text:span><text:line-break/><text:span text:style-name="T3"> <text:s text:c="3"/>UserState.PAYMENT_DETAILS_SENT: handle_payment_details_sent,</text:span><text:line-break/><text:span text:style-name="T3">}</text:span></text:p>
      <text:p text:style-name="P5"><text:span text:style-name="T1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1:12:27.180574689</meta:creation-date>
    <dc:date>2025-09-08T11:18:12.756792856</dc:date>
    <meta:editing-duration>PT5M46S</meta:editing-duration>
    <meta:editing-cycles>1</meta:editing-cycles>
    <meta:document-statistic meta:table-count="0" meta:image-count="0" meta:object-count="0" meta:page-count="14" meta:paragraph-count="18" meta:word-count="2519" meta:character-count="28299" meta:non-whitespace-character-count="21706"/>
    <meta:generator>LibreOffice/7.3.7.2$Linux_X86_64 LibreOffice_project/30$Build-2</meta:generator>
  </office:meta>
</office:document-meta>
</file>